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6bdf1b6"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style:font-name="DejaVu Sans" fo:font-size="9pt" fo:font-weight="normal" officeooo:rsid="059b2b55" officeooo:paragraph-rsid="05e03c3c" style:font-size-asian="9pt" style:font-weight-asian="normal" style:font-size-complex="9pt" style:font-weight-complex="normal"/>
    </style:style>
    <style:style style:name="P3" style:family="paragraph" style:parent-style-name="Standard" style:list-style-name="L1">
      <style:text-properties officeooo:paragraph-rsid="06e2cb2c"/>
    </style:style>
    <style:style style:name="P4" style:family="paragraph" style:parent-style-name="Standard" style:list-style-name="L1">
      <style:text-properties officeooo:paragraph-rsid="06c57e7b"/>
    </style:style>
    <style:style style:name="P5" style:family="paragraph" style:parent-style-name="Standard" style:list-style-name="L1">
      <style:text-properties officeooo:paragraph-rsid="06c19f12"/>
    </style:style>
    <style:style style:name="P6" style:family="paragraph" style:parent-style-name="Standard" style:list-style-name="L1">
      <style:text-properties officeooo:paragraph-rsid="06c700c5"/>
    </style:style>
    <style:style style:name="P7" style:family="paragraph" style:parent-style-name="Standard" style:list-style-name="L1">
      <style:text-properties officeooo:paragraph-rsid="06c7522d"/>
    </style:style>
    <style:style style:name="P8" style:family="paragraph" style:parent-style-name="Standard" style:list-style-name="L1">
      <style:text-properties officeooo:paragraph-rsid="06dc0246"/>
    </style:style>
    <style:style style:name="P9" style:family="paragraph" style:parent-style-name="Standard" style:list-style-name="L1">
      <style:text-properties officeooo:paragraph-rsid="086d5271"/>
    </style:style>
    <style:style style:name="P10" style:family="paragraph" style:parent-style-name="Standard" style:list-style-name="L1">
      <style:text-properties officeooo:paragraph-rsid="075e25bd"/>
    </style:style>
    <style:style style:name="P11" style:family="paragraph" style:parent-style-name="Standard" style:list-style-name="L1">
      <style:text-properties officeooo:paragraph-rsid="075f5a43"/>
    </style:style>
    <style:style style:name="P12" style:family="paragraph" style:parent-style-name="Standard" style:list-style-name="L1">
      <style:text-properties officeooo:paragraph-rsid="07692b5e"/>
    </style:style>
    <style:style style:name="P13" style:family="paragraph" style:parent-style-name="Standard" style:list-style-name="L1">
      <style:text-properties officeooo:paragraph-rsid="076b00d1"/>
    </style:style>
    <style:style style:name="P14" style:family="paragraph" style:parent-style-name="Standard" style:list-style-name="L1">
      <style:text-properties officeooo:paragraph-rsid="076c0edb"/>
    </style:style>
    <style:style style:name="P15" style:family="paragraph" style:parent-style-name="Standard" style:list-style-name="L1">
      <style:text-properties officeooo:paragraph-rsid="076cd77c"/>
    </style:style>
    <style:style style:name="P16" style:family="paragraph" style:parent-style-name="Standard" style:list-style-name="L1">
      <style:text-properties officeooo:paragraph-rsid="076da8b3"/>
    </style:style>
    <style:style style:name="P17" style:family="paragraph" style:parent-style-name="Standard" style:list-style-name="L1">
      <style:text-properties officeooo:paragraph-rsid="076f33fb"/>
    </style:style>
    <style:style style:name="P18" style:family="paragraph" style:parent-style-name="Standard" style:list-style-name="L1">
      <style:text-properties officeooo:paragraph-rsid="0770e2cf"/>
    </style:style>
    <style:style style:name="P19" style:family="paragraph" style:parent-style-name="Standard" style:list-style-name="L1">
      <style:text-properties officeooo:paragraph-rsid="0773bbeb"/>
    </style:style>
    <style:style style:name="P20" style:family="paragraph" style:parent-style-name="Standard" style:list-style-name="L1">
      <style:text-properties officeooo:paragraph-rsid="0774db2d"/>
    </style:style>
    <style:style style:name="P21" style:family="paragraph" style:parent-style-name="Standard" style:list-style-name="L1">
      <style:text-properties officeooo:paragraph-rsid="076e43f7"/>
    </style:style>
    <style:style style:name="P22" style:family="paragraph" style:parent-style-name="Standard" style:list-style-name="L1">
      <style:text-properties officeooo:paragraph-rsid="06e46517"/>
    </style:style>
    <style:style style:name="P23" style:family="paragraph" style:parent-style-name="Standard" style:list-style-name="L1">
      <style:text-properties officeooo:paragraph-rsid="06e7c7ae"/>
    </style:style>
    <style:style style:name="P24" style:family="paragraph" style:parent-style-name="Standard" style:list-style-name="L1">
      <style:text-properties officeooo:paragraph-rsid="071fb137"/>
    </style:style>
    <style:style style:name="P25" style:family="paragraph" style:parent-style-name="Standard" style:list-style-name="L1">
      <style:text-properties officeooo:paragraph-rsid="0722cd32"/>
    </style:style>
    <style:style style:name="P26" style:family="paragraph" style:parent-style-name="Standard" style:list-style-name="L1">
      <style:text-properties officeooo:paragraph-rsid="0723c1f6"/>
    </style:style>
    <style:style style:name="P27" style:family="paragraph" style:parent-style-name="Standard" style:list-style-name="L1">
      <style:text-properties officeooo:paragraph-rsid="06f27ce2"/>
    </style:style>
    <style:style style:name="P28" style:family="paragraph" style:parent-style-name="Standard" style:list-style-name="L1">
      <style:text-properties officeooo:paragraph-rsid="06df2c93"/>
    </style:style>
    <style:style style:name="P29" style:family="paragraph" style:parent-style-name="Standard" style:list-style-name="L1">
      <style:text-properties officeooo:paragraph-rsid="06e11705"/>
    </style:style>
    <style:style style:name="P30" style:family="paragraph" style:parent-style-name="Standard" style:list-style-name="L1">
      <style:text-properties officeooo:paragraph-rsid="0700ed2f"/>
    </style:style>
    <style:style style:name="P31" style:family="paragraph" style:parent-style-name="Standard" style:list-style-name="L1">
      <style:text-properties officeooo:paragraph-rsid="070d33db"/>
    </style:style>
    <style:style style:name="P32" style:family="paragraph" style:parent-style-name="Standard" style:list-style-name="L1">
      <style:text-properties officeooo:paragraph-rsid="073b4349"/>
    </style:style>
    <style:style style:name="P33" style:family="paragraph" style:parent-style-name="Standard" style:list-style-name="L1">
      <style:text-properties officeooo:paragraph-rsid="083ac12a"/>
    </style:style>
    <style:style style:name="P34" style:family="paragraph" style:parent-style-name="Standard" style:list-style-name="L1">
      <style:text-properties officeooo:paragraph-rsid="0833065e"/>
    </style:style>
    <style:style style:name="P35" style:family="paragraph" style:parent-style-name="Standard" style:list-style-name="L1">
      <style:text-properties officeooo:paragraph-rsid="085ced21"/>
    </style:style>
    <style:style style:name="P36" style:family="paragraph" style:parent-style-name="Standard" style:list-style-name="L1">
      <style:text-properties officeooo:paragraph-rsid="08346e6f"/>
    </style:style>
    <style:style style:name="P37" style:family="paragraph" style:parent-style-name="Standard" style:list-style-name="L1">
      <style:text-properties officeooo:paragraph-rsid="0834d778"/>
    </style:style>
    <style:style style:name="P38" style:family="paragraph" style:parent-style-name="Standard" style:list-style-name="L1">
      <style:text-properties officeooo:paragraph-rsid="0829607d"/>
    </style:style>
    <style:style style:name="P39" style:family="paragraph" style:parent-style-name="Standard" style:list-style-name="L1">
      <style:text-properties officeooo:paragraph-rsid="0829895d"/>
    </style:style>
    <style:style style:name="P40" style:family="paragraph" style:parent-style-name="Standard" style:list-style-name="L1">
      <style:text-properties officeooo:paragraph-rsid="07dc71db"/>
    </style:style>
    <style:style style:name="P41" style:family="paragraph" style:parent-style-name="Standard" style:list-style-name="L1">
      <style:text-properties officeooo:paragraph-rsid="07f9e203"/>
    </style:style>
    <style:style style:name="P42" style:family="paragraph" style:parent-style-name="Standard" style:list-style-name="L1">
      <style:text-properties officeooo:paragraph-rsid="07f95e1b"/>
    </style:style>
    <style:style style:name="P43" style:family="paragraph" style:parent-style-name="Standard" style:list-style-name="L1">
      <style:text-properties officeooo:paragraph-rsid="080118ff"/>
    </style:style>
    <style:style style:name="P44" style:family="paragraph" style:parent-style-name="Standard" style:list-style-name="L1">
      <style:text-properties officeooo:paragraph-rsid="080ff231"/>
    </style:style>
    <style:style style:name="P45" style:family="paragraph" style:parent-style-name="Standard" style:list-style-name="L1">
      <style:text-properties officeooo:paragraph-rsid="08122992"/>
    </style:style>
    <style:style style:name="P46" style:family="paragraph" style:parent-style-name="Standard" style:list-style-name="L1">
      <style:text-properties officeooo:paragraph-rsid="08169899"/>
    </style:style>
    <style:style style:name="P47" style:family="paragraph" style:parent-style-name="Standard" style:list-style-name="L1">
      <style:text-properties officeooo:paragraph-rsid="0818df86"/>
    </style:style>
    <style:style style:name="P48" style:family="paragraph" style:parent-style-name="Standard" style:list-style-name="L1">
      <style:text-properties officeooo:paragraph-rsid="07e0a66c"/>
    </style:style>
    <style:style style:name="P49" style:family="paragraph" style:parent-style-name="Standard" style:list-style-name="L1">
      <style:text-properties officeooo:paragraph-rsid="07771863"/>
    </style:style>
    <style:style style:name="P50" style:family="paragraph" style:parent-style-name="Standard" style:list-style-name="L1">
      <style:text-properties officeooo:paragraph-rsid="077a76db"/>
    </style:style>
    <style:style style:name="P51" style:family="paragraph" style:parent-style-name="Standard" style:list-style-name="L1">
      <style:text-properties officeooo:paragraph-rsid="08bbdb35"/>
    </style:style>
    <style:style style:name="P52" style:family="paragraph" style:parent-style-name="Standard" style:list-style-name="L1">
      <style:text-properties officeooo:paragraph-rsid="077c68e5"/>
    </style:style>
    <style:style style:name="P53" style:family="paragraph" style:parent-style-name="Standard" style:list-style-name="L1">
      <style:text-properties officeooo:paragraph-rsid="077f443a"/>
    </style:style>
    <style:style style:name="P54" style:family="paragraph" style:parent-style-name="Standard" style:list-style-name="L1">
      <style:text-properties officeooo:paragraph-rsid="07838050"/>
    </style:style>
    <style:style style:name="P55" style:family="paragraph" style:parent-style-name="Standard" style:list-style-name="L1">
      <style:text-properties officeooo:paragraph-rsid="07858864"/>
    </style:style>
    <style:style style:name="P56" style:family="paragraph" style:parent-style-name="Standard" style:list-style-name="L1">
      <style:text-properties officeooo:paragraph-rsid="08cea8bd"/>
    </style:style>
    <style:style style:name="P57" style:family="paragraph" style:parent-style-name="Standard" style:list-style-name="L1">
      <style:text-properties officeooo:paragraph-rsid="08c5e6b5"/>
    </style:style>
    <style:style style:name="P58" style:family="paragraph" style:parent-style-name="Standard" style:list-style-name="L1">
      <style:text-properties officeooo:paragraph-rsid="074e7b29"/>
    </style:style>
    <style:style style:name="P59" style:family="paragraph" style:parent-style-name="Standard" style:list-style-name="L1">
      <style:text-properties officeooo:paragraph-rsid="0870ef1b"/>
    </style:style>
    <style:style style:name="P60" style:family="paragraph" style:parent-style-name="Standard" style:list-style-name="L1">
      <style:text-properties officeooo:paragraph-rsid="078a173a"/>
    </style:style>
    <style:style style:name="P61" style:family="paragraph" style:parent-style-name="Standard" style:list-style-name="L1">
      <style:text-properties officeooo:paragraph-rsid="07935dd6"/>
    </style:style>
    <style:style style:name="P62" style:family="paragraph" style:parent-style-name="Standard" style:list-style-name="L1">
      <style:text-properties officeooo:paragraph-rsid="079d2422"/>
    </style:style>
    <style:style style:name="P63" style:family="paragraph" style:parent-style-name="Standard" style:list-style-name="L1">
      <style:text-properties officeooo:paragraph-rsid="07958030"/>
    </style:style>
    <style:style style:name="P64" style:family="paragraph" style:parent-style-name="Standard" style:list-style-name="L1">
      <style:text-properties officeooo:paragraph-rsid="0796abb6"/>
    </style:style>
    <style:style style:name="P65" style:family="paragraph" style:parent-style-name="Standard" style:list-style-name="L1">
      <style:text-properties officeooo:paragraph-rsid="07985494"/>
    </style:style>
    <style:style style:name="P66" style:family="paragraph" style:parent-style-name="Standard" style:list-style-name="L1">
      <style:text-properties officeooo:paragraph-rsid="07994666"/>
    </style:style>
    <style:style style:name="P67" style:family="paragraph" style:parent-style-name="Standard" style:list-style-name="L1">
      <style:text-properties officeooo:paragraph-rsid="079addfa"/>
    </style:style>
    <style:style style:name="P68" style:family="paragraph" style:parent-style-name="Standard" style:list-style-name="L1">
      <style:text-properties officeooo:paragraph-rsid="08d2928c"/>
    </style:style>
    <style:style style:name="P69" style:family="paragraph" style:parent-style-name="Standard" style:list-style-name="L1">
      <style:text-properties officeooo:paragraph-rsid="087ec56b"/>
    </style:style>
    <style:style style:name="P70" style:family="paragraph" style:parent-style-name="Standard" style:list-style-name="L1">
      <style:text-properties officeooo:paragraph-rsid="0879e2fe"/>
    </style:style>
    <style:style style:name="P71" style:family="paragraph" style:parent-style-name="Standard" style:list-style-name="L1">
      <style:text-properties officeooo:paragraph-rsid="0886740d"/>
    </style:style>
    <style:style style:name="P72" style:family="paragraph" style:parent-style-name="Standard" style:list-style-name="L1">
      <style:text-properties officeooo:paragraph-rsid="0751081e"/>
    </style:style>
    <style:style style:name="P73" style:family="paragraph" style:parent-style-name="Standard" style:list-style-name="L1">
      <style:text-properties officeooo:paragraph-rsid="07524939"/>
    </style:style>
    <style:style style:name="P74" style:family="paragraph" style:parent-style-name="Standard" style:list-style-name="L1">
      <style:text-properties officeooo:paragraph-rsid="08c21190"/>
    </style:style>
    <style:style style:name="P75" style:family="paragraph" style:parent-style-name="Standard" style:list-style-name="L1">
      <style:text-properties officeooo:paragraph-rsid="087923fe"/>
    </style:style>
    <style:style style:name="P76" style:family="paragraph" style:parent-style-name="Standard" style:list-style-name="L1">
      <style:text-properties officeooo:paragraph-rsid="08c3f011"/>
    </style:style>
    <style:style style:name="P77" style:family="paragraph" style:parent-style-name="Standard" style:list-style-name="L1">
      <style:text-properties officeooo:paragraph-rsid="08d39d64"/>
    </style:style>
    <style:style style:name="P78" style:family="paragraph" style:parent-style-name="Standard" style:list-style-name="L1">
      <style:text-properties officeooo:paragraph-rsid="0889172f"/>
    </style:style>
    <style:style style:name="P79" style:family="paragraph" style:parent-style-name="Standard" style:list-style-name="L1">
      <style:text-properties officeooo:paragraph-rsid="088ac6a6"/>
    </style:style>
    <style:style style:name="P80" style:family="paragraph" style:parent-style-name="Standard" style:list-style-name="L1">
      <style:text-properties officeooo:paragraph-rsid="08ac8365"/>
    </style:style>
    <style:style style:name="P81" style:family="paragraph" style:parent-style-name="Standard" style:list-style-name="L1">
      <style:text-properties officeooo:paragraph-rsid="08ac7341"/>
    </style:style>
    <style:style style:name="P82" style:family="paragraph" style:parent-style-name="Standard" style:list-style-name="L1">
      <style:text-properties officeooo:paragraph-rsid="08a3b831"/>
    </style:style>
    <style:style style:name="P83" style:family="paragraph" style:parent-style-name="Standard" style:list-style-name="L1">
      <style:text-properties officeooo:paragraph-rsid="08a98e74"/>
    </style:style>
    <style:style style:name="P84" style:family="paragraph" style:parent-style-name="Standard" style:list-style-name="L1">
      <style:text-properties officeooo:paragraph-rsid="08abe536"/>
    </style:style>
    <style:style style:name="P85" style:family="paragraph" style:parent-style-name="Standard" style:list-style-name="L1">
      <style:text-properties officeooo:paragraph-rsid="089daf74"/>
    </style:style>
    <style:style style:name="P86" style:family="paragraph" style:parent-style-name="Standard" style:list-style-name="L1">
      <style:text-properties officeooo:paragraph-rsid="0892446c"/>
    </style:style>
    <style:style style:name="P87" style:family="paragraph" style:parent-style-name="Standard" style:list-style-name="L1">
      <style:text-properties officeooo:rsid="03ce45d1" officeooo:paragraph-rsid="06c19f12"/>
    </style:style>
    <style:style style:name="P88" style:family="paragraph" style:parent-style-name="Standard" style:list-style-name="L1">
      <style:text-properties officeooo:rsid="03ce45d1" officeooo:paragraph-rsid="075e25bd"/>
    </style:style>
    <style:style style:name="P89" style:family="paragraph" style:parent-style-name="Standard" style:list-style-name="L1">
      <style:text-properties officeooo:rsid="03ce45d1" officeooo:paragraph-rsid="083ac12a"/>
    </style:style>
    <style:style style:name="P90" style:family="paragraph" style:parent-style-name="Standard" style:list-style-name="L1">
      <style:text-properties officeooo:rsid="03ce45d1" officeooo:paragraph-rsid="07dc71db"/>
    </style:style>
    <style:style style:name="P91" style:family="paragraph" style:parent-style-name="Standard" style:list-style-name="L1">
      <style:text-properties officeooo:rsid="03ce45d1" officeooo:paragraph-rsid="083253b8"/>
    </style:style>
    <style:style style:name="P92" style:family="paragraph" style:parent-style-name="Standard" style:list-style-name="L1">
      <style:text-properties officeooo:rsid="03ce45d1" officeooo:paragraph-rsid="07f95e1b"/>
    </style:style>
    <style:style style:name="P93" style:family="paragraph" style:parent-style-name="Standard" style:list-style-name="L1">
      <style:text-properties officeooo:rsid="03ce45d1" officeooo:paragraph-rsid="080118ff"/>
    </style:style>
    <style:style style:name="P94" style:family="paragraph" style:parent-style-name="Standard" style:list-style-name="L1">
      <style:text-properties officeooo:rsid="03ce45d1" officeooo:paragraph-rsid="07e0a66c"/>
    </style:style>
    <style:style style:name="P95" style:family="paragraph" style:parent-style-name="Standard" style:list-style-name="L1">
      <style:text-properties officeooo:rsid="03ce45d1" officeooo:paragraph-rsid="083b978e"/>
    </style:style>
    <style:style style:name="P96" style:family="paragraph" style:parent-style-name="Standard" style:list-style-name="L1">
      <style:text-properties officeooo:rsid="03ce45d1" officeooo:paragraph-rsid="083e2c11"/>
    </style:style>
    <style:style style:name="P97" style:family="paragraph" style:parent-style-name="Standard" style:list-style-name="L1">
      <style:text-properties officeooo:rsid="03ce45d1" officeooo:paragraph-rsid="084e0133"/>
    </style:style>
    <style:style style:name="P98" style:family="paragraph" style:parent-style-name="Standard" style:list-style-name="L1">
      <style:text-properties officeooo:rsid="03ce45d1" officeooo:paragraph-rsid="08554f65"/>
    </style:style>
    <style:style style:name="P99" style:family="paragraph" style:parent-style-name="Standard" style:list-style-name="L1">
      <style:text-properties officeooo:rsid="03ce45d1" officeooo:paragraph-rsid="085776be"/>
    </style:style>
    <style:style style:name="P100" style:family="paragraph" style:parent-style-name="Standard" style:list-style-name="L1">
      <style:text-properties officeooo:rsid="03ce45d1" officeooo:paragraph-rsid="085aed9e"/>
    </style:style>
    <style:style style:name="P101" style:family="paragraph" style:parent-style-name="Standard" style:list-style-name="L1">
      <style:text-properties officeooo:rsid="03ce45d1" officeooo:paragraph-rsid="0844c164"/>
    </style:style>
    <style:style style:name="P102" style:family="paragraph" style:parent-style-name="Standard" style:list-style-name="L1">
      <style:text-properties officeooo:rsid="03ce45d1" officeooo:paragraph-rsid="08604254"/>
    </style:style>
    <style:style style:name="P103" style:family="paragraph" style:parent-style-name="Standard" style:list-style-name="L1">
      <style:text-properties officeooo:rsid="03ce45d1" officeooo:paragraph-rsid="08469de7"/>
    </style:style>
    <style:style style:name="P104" style:family="paragraph" style:parent-style-name="Standard" style:list-style-name="L1">
      <style:text-properties officeooo:rsid="03ce45d1" officeooo:paragraph-rsid="07760280"/>
    </style:style>
    <style:style style:name="P105" style:family="paragraph" style:parent-style-name="Standard" style:list-style-name="L1">
      <style:text-properties officeooo:rsid="03ce45d1" officeooo:paragraph-rsid="078a173a"/>
    </style:style>
    <style:style style:name="P106" style:family="paragraph" style:parent-style-name="Standard" style:list-style-name="L1">
      <style:text-properties officeooo:rsid="06c830eb" officeooo:paragraph-rsid="06c830eb"/>
    </style:style>
    <style:style style:name="P107" style:family="paragraph" style:parent-style-name="Standard" style:list-style-name="L1">
      <style:text-properties officeooo:rsid="06c830eb" officeooo:paragraph-rsid="06cf168f"/>
    </style:style>
    <style:style style:name="P108" style:family="paragraph" style:parent-style-name="Standard" style:list-style-name="L1">
      <style:text-properties officeooo:rsid="06c830eb" officeooo:paragraph-rsid="07ac4049"/>
    </style:style>
    <style:style style:name="P109" style:family="paragraph" style:parent-style-name="Standard" style:list-style-name="L1">
      <style:text-properties officeooo:rsid="06c830eb" officeooo:paragraph-rsid="06d21d21"/>
    </style:style>
    <style:style style:name="P110" style:family="paragraph" style:parent-style-name="Standard" style:list-style-name="L1">
      <style:text-properties officeooo:rsid="06c85127" officeooo:paragraph-rsid="06c85127"/>
    </style:style>
    <style:style style:name="P111" style:family="paragraph" style:parent-style-name="Standard" style:list-style-name="L2">
      <style:text-properties officeooo:rsid="06c85127" officeooo:paragraph-rsid="06cd9436"/>
    </style:style>
    <style:style style:name="P112" style:family="paragraph" style:parent-style-name="Standard" style:list-style-name="L3">
      <style:text-properties officeooo:rsid="06c85127" officeooo:paragraph-rsid="06c947cb"/>
    </style:style>
    <style:style style:name="P113" style:family="paragraph" style:parent-style-name="Standard" style:list-style-name="L1">
      <style:text-properties fo:color="#000000" style:font-name="DejaVu Sans" fo:font-size="9pt" officeooo:rsid="044a0da7" officeooo:paragraph-rsid="06d6021c" style:font-size-asian="9pt" style:font-size-complex="9pt"/>
    </style:style>
    <style:style style:name="P114" style:family="paragraph" style:parent-style-name="Standard" style:list-style-name="L1">
      <style:text-properties fo:color="#000000" style:font-name="DejaVu Sans" fo:font-size="9pt" officeooo:rsid="0442bb24" officeooo:paragraph-rsid="06da4ca0" style:font-size-asian="9pt" style:font-size-complex="9pt"/>
    </style:style>
    <style:style style:name="P115" style:family="paragraph" style:parent-style-name="Standard" style:list-style-name="L1">
      <style:text-properties fo:color="#000000" style:font-name="DejaVu Sans" fo:font-size="9pt" officeooo:rsid="06da4ca0" officeooo:paragraph-rsid="06da4ca0" style:font-size-asian="9pt" style:font-size-complex="9pt"/>
    </style:style>
    <style:style style:name="P116" style:family="paragraph" style:parent-style-name="Standard" style:list-style-name="L1">
      <style:text-properties officeooo:rsid="041573b8" officeooo:paragraph-rsid="06c19f12"/>
    </style:style>
    <style:style style:name="P117" style:family="paragraph" style:parent-style-name="Standard" style:list-style-name="L1">
      <style:text-properties style:font-name="DejaVu Sans" fo:font-size="9pt" fo:font-weight="bold" officeooo:rsid="06fa06b7" officeooo:paragraph-rsid="0700ed2f" style:font-size-asian="9pt" style:font-weight-asian="bold" style:font-size-complex="9pt" style:font-weight-complex="bold"/>
    </style:style>
    <style:style style:name="P118" style:family="paragraph" style:parent-style-name="Standard" style:list-style-name="L1">
      <style:text-properties style:font-name="DejaVu Sans" fo:font-size="9pt" fo:font-weight="bold" officeooo:rsid="06fad98c" officeooo:paragraph-rsid="06ff19e0" style:font-size-asian="9pt" style:font-weight-asian="bold" style:font-size-complex="9pt" style:font-weight-complex="bold"/>
    </style:style>
    <style:style style:name="P119" style:family="paragraph" style:parent-style-name="Standard" style:list-style-name="L1">
      <style:text-properties style:font-name="DejaVu Sans" fo:font-size="9pt" officeooo:paragraph-rsid="0700ed2f" style:font-size-asian="9pt" style:font-size-complex="9pt"/>
    </style:style>
    <style:style style:name="P120" style:family="paragraph" style:parent-style-name="Standard" style:list-style-name="L1">
      <style:text-properties style:font-name="DejaVu Sans" fo:font-size="9pt" officeooo:paragraph-rsid="06fc9d01" style:font-size-asian="9pt" style:font-size-complex="9pt"/>
    </style:style>
    <style:style style:name="P121" style:family="paragraph" style:parent-style-name="Standard" style:list-style-name="L1">
      <style:text-properties style:font-name="DejaVu Sans" fo:font-size="9pt" officeooo:rsid="06fad98c" officeooo:paragraph-rsid="06ff19e0" style:font-size-asian="9pt" style:font-size-complex="9pt"/>
    </style:style>
    <style:style style:name="P122" style:family="paragraph" style:parent-style-name="Standard" style:list-style-name="L1">
      <style:text-properties officeooo:rsid="06fad98c" officeooo:paragraph-rsid="06ff19e0"/>
    </style:style>
    <style:style style:name="P123" style:family="paragraph" style:parent-style-name="Standard" style:list-style-name="L1">
      <style:text-properties officeooo:rsid="067bdc88" officeooo:paragraph-rsid="0892446c"/>
    </style:style>
    <style:style style:name="T1"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0fae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c57e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fad3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42f39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c70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bf2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458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d65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b2d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43dbc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43f9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cf16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d020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d21d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448b8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44da8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6dc02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6df2c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6b82d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6b938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a61b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6e465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6e549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6e56e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6e5c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a63f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6ea5e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eaea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ef62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6f00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f01b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f11c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6e117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1231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1335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43587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4389d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1cac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1f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22cd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23c1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2c67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2cbd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302e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3416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353a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4511f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4f8f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45285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3b43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3cd1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40b8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40f4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4230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470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4969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4e7b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692b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6c0e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6cae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6cd7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6da8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6e43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6f33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70e2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73bb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74db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764a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7718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7850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7a7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7ab5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7c4f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7c68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7f44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8380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8588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85b4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8fa1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790ea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791f2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93a9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93d2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9498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45ced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b23b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b446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b4a4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7b605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7b7d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7bf14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7c8fd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7cbea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7cc8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ce34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7d094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7d0b1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7d35b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7d400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7d5c5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7d6eb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7d865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7e0a6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7e92e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7eb83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7ecfd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7ee4d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7ef2b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7f108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7f11b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7f282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7f3c3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7f43b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7f5aa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7f63a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7f9e2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7faa5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7fbc3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7fd88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7fefc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7ff52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02e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04b8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060e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0690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0753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077c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0ff2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1229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13d4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1425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14dd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1698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1770a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18df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1c5e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20e5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22c8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2460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31c8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3253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346e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3b97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3dfb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3e2c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4142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84310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8443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844c1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8469d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850ee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85521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85776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85aed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85ced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85e7c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85f6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86042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862ae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86300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87650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87728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normal" officeooo:rsid="087923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DejaVu Sans" fo:font-size="9pt" style:text-underline-style="none" fo:font-weight="normal" officeooo:rsid="0879e2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DejaVu Sans" fo:font-size="9pt" style:text-underline-style="none" fo:font-weight="normal" officeooo:rsid="087a9b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000000" style:text-line-through-style="none" style:text-line-through-type="none" style:font-name="DejaVu Sans" fo:font-size="9pt" style:text-underline-style="none" fo:font-weight="normal" officeooo:rsid="087aac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000000" style:text-line-through-style="none" style:text-line-through-type="none" style:font-name="DejaVu Sans" fo:font-size="9pt" style:text-underline-style="none" fo:font-weight="normal" officeooo:rsid="087ccd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000000" style:text-line-through-style="none" style:text-line-through-type="none" style:font-name="DejaVu Sans" fo:font-size="9pt" style:text-underline-style="none" fo:font-weight="normal" officeooo:rsid="087d0b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000000" style:text-line-through-style="none" style:text-line-through-type="none" style:font-name="DejaVu Sans" fo:font-size="9pt" style:text-underline-style="none" fo:font-weight="normal" officeooo:rsid="087e3a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000000" style:text-line-through-style="none" style:text-line-through-type="none" style:font-name="DejaVu Sans" fo:font-size="9pt" style:text-underline-style="none" fo:font-weight="normal" officeooo:rsid="087ec5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000000" style:text-line-through-style="none" style:text-line-through-type="none" style:font-name="DejaVu Sans" fo:font-size="9pt" style:text-underline-style="none" fo:font-weight="normal" officeooo:rsid="0881dc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000000" style:text-line-through-style="none" style:text-line-through-type="none" style:font-name="DejaVu Sans" fo:font-size="9pt" style:text-underline-style="none" fo:font-weight="normal" officeooo:rsid="088407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000000" style:text-line-through-style="none" style:text-line-through-type="none" style:font-name="DejaVu Sans" fo:font-size="9pt" style:text-underline-style="none" fo:font-weight="normal" officeooo:rsid="088ffe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000000" style:text-line-through-style="none" style:text-line-through-type="none" style:font-name="DejaVu Sans" fo:font-size="9pt" style:text-underline-style="none" fo:font-weight="normal" officeooo:rsid="08913b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000000" style:text-line-through-style="none" style:text-line-through-type="none" style:font-name="DejaVu Sans" fo:font-size="9pt" style:text-underline-style="none" fo:font-weight="normal" officeooo:rsid="089bcf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DejaVu Sans" fo:font-size="9pt" style:text-underline-style="none" fo:font-weight="normal" officeooo:rsid="08b02d4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DejaVu Sans" fo:font-size="9pt" style:text-underline-style="none" fo:font-weight="normal" officeooo:rsid="08b220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000000" style:text-line-through-style="none" style:text-line-through-type="none" style:font-name="DejaVu Sans" fo:font-size="9pt" style:text-underline-style="none" fo:font-weight="normal" officeooo:rsid="08b3ce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000000" style:text-line-through-style="none" style:text-line-through-type="none" style:font-name="DejaVu Sans" fo:font-size="9pt" style:text-underline-style="none" fo:font-weight="normal" officeooo:rsid="08b413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000000" style:text-line-through-style="none" style:text-line-through-type="none" style:font-name="DejaVu Sans" fo:font-size="9pt" style:text-underline-style="none" fo:font-weight="normal" officeooo:rsid="08b4e3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000000" style:text-line-through-style="none" style:text-line-through-type="none" style:font-name="DejaVu Sans" fo:font-size="9pt" style:text-underline-style="none" fo:font-weight="normal" officeooo:rsid="08b675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000000" style:text-line-through-style="none" style:text-line-through-type="none" style:font-name="DejaVu Sans" fo:font-size="9pt" style:text-underline-style="none" fo:font-weight="normal" officeooo:rsid="08b6ab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000000" style:text-line-through-style="none" style:text-line-through-type="none" style:font-name="DejaVu Sans" fo:font-size="9pt" style:text-underline-style="none" fo:font-weight="normal" officeooo:rsid="08b6dd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DejaVu Sans" fo:font-size="9pt" style:text-underline-style="none" fo:font-weight="normal" officeooo:rsid="08b86c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DejaVu Sans" fo:font-size="9pt" style:text-underline-style="none" fo:font-weight="normal" officeooo:rsid="08bbdb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normal" officeooo:rsid="08bd52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000000" style:text-line-through-style="none" style:text-line-through-type="none" style:font-name="DejaVu Sans" fo:font-size="9pt" style:text-underline-style="none" fo:font-weight="normal" officeooo:rsid="08bda9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000000" style:text-line-through-style="none" style:text-line-through-type="none" style:font-name="DejaVu Sans" fo:font-size="9pt" style:text-underline-style="none" fo:font-weight="normal" officeooo:rsid="08c3f0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000000" style:text-line-through-style="none" style:text-line-through-type="none" style:font-name="DejaVu Sans" fo:font-size="9pt" style:text-underline-style="none" fo:font-weight="normal" officeooo:rsid="08c5e6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000000" style:text-line-through-style="none" style:text-line-through-type="none" style:font-name="DejaVu Sans" fo:font-size="9pt" style:text-underline-style="none" fo:font-weight="normal" officeooo:rsid="08c756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000000" style:text-line-through-style="none" style:text-line-through-type="none" style:font-name="DejaVu Sans" fo:font-size="9pt" style:text-underline-style="none" fo:font-weight="normal" officeooo:rsid="08c7e3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000000" style:text-line-through-style="none" style:text-line-through-type="none" style:font-name="DejaVu Sans" fo:font-size="9pt" style:text-underline-style="none" fo:font-weight="normal" officeooo:rsid="08c8c6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000000" style:text-line-through-style="none" style:text-line-through-type="none" style:font-name="DejaVu Sans" fo:font-size="9pt" style:text-underline-style="none" fo:font-weight="normal" officeooo:rsid="08ca41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000000" style:text-line-through-style="none" style:text-line-through-type="none" style:font-name="DejaVu Sans" fo:font-size="9pt" style:text-underline-style="none" fo:font-weight="normal" officeooo:rsid="08caf5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000000" style:text-line-through-style="none" style:text-line-through-type="none" style:font-name="DejaVu Sans" fo:font-size="9pt" style:text-underline-style="none" fo:font-weight="normal" officeooo:rsid="08cbe4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000000" style:text-line-through-style="none" style:text-line-through-type="none" style:font-name="DejaVu Sans" fo:font-size="9pt" style:text-underline-style="none" fo:font-weight="normal" officeooo:rsid="08ccf4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000000" style:text-line-through-style="none" style:text-line-through-type="none" style:font-name="DejaVu Sans" fo:font-size="9pt" style:text-underline-style="none" fo:font-weight="normal" officeooo:rsid="08ce26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000000" style:text-line-through-style="none" style:text-line-through-type="none" style:font-name="DejaVu Sans" fo:font-size="9pt" style:text-underline-style="none" fo:font-weight="normal" officeooo:rsid="08cea8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000000" style:text-line-through-style="none" style:text-line-through-type="none" style:font-name="DejaVu Sans" fo:font-size="9pt" style:text-underline-style="none" fo:font-weight="normal" officeooo:rsid="08d0b0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000000" style:text-line-through-style="none" style:text-line-through-type="none" style:font-name="DejaVu Sans" fo:font-size="9pt" style:text-underline-style="none" fo:font-weight="normal" officeooo:rsid="08d1d1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000000" style:text-line-through-style="none" style:text-line-through-type="none" style:font-name="DejaVu Sans" fo:font-size="9pt" style:text-underline-style="none" fo:font-weight="normal" officeooo:rsid="08d292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000000" style:text-line-through-style="none" style:text-line-through-type="none" style:font-name="DejaVu Sans" fo:font-size="9pt" style:text-underline-style="none" fo:font-weight="normal" officeooo:rsid="08d580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000000" style:text-line-through-style="none" style:text-line-through-type="none" style:font-name="DejaVu Sans" fo:font-size="9pt" style:text-underline-style="none" fo:font-weight="normal" officeooo:rsid="08d89a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000000" style:text-line-through-style="none" style:text-line-through-type="none" style:font-name="DejaVu Sans" fo:font-size="9pt" style:text-underline-style="none" fo:font-weight="normal" officeooo:rsid="08f4c4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000000" style:text-line-through-style="none" style:text-line-through-type="none" style:font-name="DejaVu Sans" fo:font-size="9pt" style:text-underline-style="none" fo:font-weight="normal" officeooo:rsid="08fdb9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000000" style:text-line-through-style="none" style:text-line-through-type="none" style:font-name="DejaVu Sans" fo:font-size="9pt" style:text-underline-style="none" fo:font-weight="normal" officeooo:rsid="090655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000000" style:text-line-through-style="none" style:text-line-through-type="none" style:font-name="DejaVu Sans" fo:font-size="9pt" style:text-underline-style="none" fo:font-weight="normal" officeooo:rsid="090735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000000" style:text-line-through-style="none" style:text-line-through-type="none" style:font-name="DejaVu Sans" fo:font-size="9pt" style:text-underline-style="none" fo:font-weight="normal" officeooo:rsid="0909a1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000000" style:text-line-through-style="none" style:text-line-through-type="none" style:font-name="DejaVu Sans" fo:font-size="9pt" style:text-underline-style="none" fo:font-weight="normal" officeooo:rsid="090abe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000000" style:text-line-through-style="none" style:text-line-through-type="none" style:font-name="DejaVu Sans" fo:font-size="9pt" style:text-underline-style="none" fo:font-weight="normal" officeooo:rsid="090af6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000000" style:text-line-through-style="none" style:text-line-through-type="none" style:font-name="DejaVu Sans" fo:font-size="9pt" style:text-underline-style="none" fo:font-weight="normal" officeooo:rsid="090bb0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000000" style:text-line-through-style="none" style:text-line-through-type="none" style:font-name="DejaVu Sans" fo:font-size="9pt" style:text-underline-style="none" fo:font-weight="normal" officeooo:rsid="090cdb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color="#000000" style:text-line-through-style="none" style:text-line-through-type="none" style:font-name="DejaVu Sans" fo:font-size="9pt" style:text-underline-style="none" fo:font-weight="normal" officeooo:rsid="090e40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color="#000000" style:text-line-through-style="none" style:text-line-through-type="none" style:font-name="DejaVu Sans" fo:font-size="9pt" style:text-underline-style="none" fo:font-weight="normal" officeooo:rsid="091398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4" style:family="text">
      <style:text-properties fo:color="#000000" style:text-line-through-style="none" style:text-line-through-type="none" style:font-name="DejaVu Sans" fo:font-size="9pt" style:text-underline-style="none" fo:font-weight="normal" officeooo:rsid="091462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fo:color="#000000" style:text-line-through-style="none" style:text-line-through-type="none" style:font-name="DejaVu Sans" fo:font-size="9pt" style:text-underline-style="none" fo:font-weight="normal" officeooo:rsid="091541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color="#000000" style:text-line-through-style="none" style:text-line-through-type="none" style:font-name="DejaVu Sans" fo:font-size="9pt" style:text-underline-style="none" fo:font-weight="normal" officeooo:rsid="09159c4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color="#000000" style:text-line-through-style="none" style:text-line-through-type="none" style:font-name="DejaVu Sans" fo:font-size="9pt" style:text-underline-style="none" fo:font-weight="normal" officeooo:rsid="09162c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fo:color="#000000" style:text-line-through-style="none" style:text-line-through-type="none" style:font-name="DejaVu Sans" fo:font-size="9pt" style:text-underline-style="none" fo:font-weight="normal" officeooo:rsid="091707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fo:color="#000000" style:text-line-through-style="none" style:text-line-through-type="none" style:font-name="DejaVu Sans" fo:font-size="9pt" style:text-underline-style="none" fo:font-weight="bold" officeooo:rsid="07302e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000000" style:text-line-through-style="none" style:text-line-through-type="none" style:font-name="DejaVu Sans" fo:font-size="9pt" style:text-underline-style="none" fo:font-weight="bold" officeooo:rsid="08cea8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1" style:family="text">
      <style:text-properties fo:color="#000000" style:text-line-through-style="none" style:text-line-through-type="none" style:font-name="DejaVu Sans" fo:font-size="9pt" style:text-underline-style="none" fo:font-weight="bold" officeooo:rsid="08ce268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2" style:family="text">
      <style:text-properties fo:color="#000000" style:text-line-through-style="none" style:text-line-through-type="none" style:font-name="DejaVu Sans" fo:font-size="9pt" style:text-underline-style="none" fo:font-weight="bold" officeooo:rsid="03fad35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3" style:family="text">
      <style:text-properties fo:color="#000000" style:text-line-through-style="none" style:text-line-through-type="none" style:font-name="DejaVu Sans" fo:font-size="9pt" style:text-underline-style="none" fo:font-weight="bold" officeooo:rsid="042f39d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4" style:family="text">
      <style:text-properties fo:color="#000000" style:text-line-through-style="none" style:text-line-through-type="none" style:font-name="DejaVu Sans" fo:font-size="9pt" style:text-underline-style="none" fo:font-weight="bold" officeooo:rsid="06c700c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5" style:family="text">
      <style:text-properties fo:color="#000000" style:text-line-through-style="none" style:text-line-through-type="none" style:font-name="DejaVu Sans" fo:font-size="9pt" style:text-underline-style="none" fo:font-weight="bold" officeooo:rsid="043bf2b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6" style:family="text">
      <style:text-properties fo:color="#000000" style:text-line-through-style="none" style:text-line-through-type="none" style:font-name="DejaVu Sans" fo:font-size="9pt" style:text-underline-style="none" fo:font-weight="bold" officeooo:rsid="0435876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7" style:family="text">
      <style:text-properties fo:color="#000000" style:text-line-through-style="none" style:text-line-through-type="none" style:font-name="DejaVu Sans" fo:font-size="9pt" style:text-underline-style="none" fo:font-weight="bold" officeooo:rsid="043b2d7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8" style:family="text">
      <style:text-properties fo:color="#000000" style:text-line-through-style="none" style:text-line-through-type="none" style:font-name="DejaVu Sans" fo:font-size="9pt" style:text-underline-style="none" fo:font-weight="bold" officeooo:rsid="043dbc5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9" style:family="text">
      <style:text-properties fo:color="#000000" style:text-line-through-style="none" style:text-line-through-type="none" style:font-name="DejaVu Sans" fo:font-size="9pt" style:text-underline-style="none" fo:font-weight="bol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0" style:family="text">
      <style:text-properties fo:color="#000000" style:text-line-through-style="none" style:text-line-through-type="none" style:font-name="DejaVu Sans" fo:font-size="9pt" style:text-underline-style="none" fo:font-weight="bold" officeooo:rsid="06cf16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1" style:family="text">
      <style:text-properties fo:color="#000000" style:text-line-through-style="none" style:text-line-through-type="none" style:font-name="DejaVu Sans" fo:font-size="9pt" style:text-underline-style="none" fo:font-weight="bold" officeooo:rsid="045ced2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2" style:family="text">
      <style:text-properties fo:color="#000000" style:text-line-through-style="none" style:text-line-through-type="none" style:font-name="DejaVu Sans" fo:font-size="9pt" style:text-underline-style="none" fo:font-weight="bold" officeooo:rsid="06d21d2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3" style:family="text">
      <style:text-properties fo:color="#000000" style:text-line-through-style="none" style:text-line-through-type="none" style:font-name="DejaVu Sans" fo:font-size="9pt" style:text-underline-style="none" fo:font-weight="bold" officeooo:rsid="044da8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4" style:family="text">
      <style:text-properties fo:color="#000000" style:text-line-through-style="none" style:text-line-through-type="none" style:font-name="DejaVu Sans" fo:font-size="9pt" style:text-underline-style="none" fo:font-weight="bold" officeooo:rsid="06dc024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5" style:family="text">
      <style:text-properties fo:color="#000000" style:text-line-through-style="none" style:text-line-through-type="none" style:font-name="DejaVu Sans" fo:font-size="9pt" style:text-underline-style="none" fo:font-weight="bold" officeooo:rsid="0590c70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6" style:family="text">
      <style:text-properties fo:color="#000000" style:text-line-through-style="none" style:text-line-through-type="none" style:font-name="DejaVu Sans" fo:font-size="9pt" style:text-underline-style="none" fo:font-weight="bold" officeooo:rsid="086e6d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7" style:family="text">
      <style:text-properties fo:color="#00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8" style:family="text">
      <style:text-properties fo:color="#000000" style:text-line-through-style="none" style:text-line-through-type="none" style:font-name="DejaVu Sans" fo:font-size="9pt" style:text-underline-style="none" fo:font-weight="bold" officeooo:rsid="07692b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9" style:family="text">
      <style:text-properties fo:color="#000000" style:text-line-through-style="none" style:text-line-through-type="none" style:font-name="DejaVu Sans" fo:font-size="9pt" style:text-underline-style="none" fo:font-weight="bold" officeooo:rsid="076c0ed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0" style:family="text">
      <style:text-properties fo:color="#000000" style:text-line-through-style="none" style:text-line-through-type="none" style:font-name="DejaVu Sans" fo:font-size="9pt" style:text-underline-style="none" fo:font-weight="bold" officeooo:rsid="076cd77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1" style:family="text">
      <style:text-properties fo:color="#000000" style:text-line-through-style="none" style:text-line-through-type="none" style:font-name="DejaVu Sans" fo:font-size="9pt" style:text-underline-style="none" fo:font-weight="bold" officeooo:rsid="076da8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2" style:family="text">
      <style:text-properties fo:color="#000000" style:text-line-through-style="none" style:text-line-through-type="none" style:font-name="DejaVu Sans" fo:font-size="9pt" style:text-underline-style="none" fo:font-weight="bold" officeooo:rsid="076f33f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3" style:family="text">
      <style:text-properties fo:color="#000000" style:text-line-through-style="none" style:text-line-through-type="none" style:font-name="DejaVu Sans" fo:font-size="9pt" style:text-underline-style="none" fo:font-weight="bold" officeooo:rsid="0770e2c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4" style:family="text">
      <style:text-properties fo:color="#000000" style:text-line-through-style="none" style:text-line-through-type="none" style:font-name="DejaVu Sans" fo:font-size="9pt" style:text-underline-style="none" fo:font-weight="bold" officeooo:rsid="0773bbe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5" style:family="text">
      <style:text-properties fo:color="#000000" style:text-line-through-style="none" style:text-line-through-type="none" style:font-name="DejaVu Sans" fo:font-size="9pt" style:text-underline-style="none" fo:font-weight="bold" officeooo:rsid="0774db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6" style:family="text">
      <style:text-properties fo:color="#000000" style:text-line-through-style="none" style:text-line-through-type="none" style:font-name="DejaVu Sans" fo:font-size="9pt" style:text-underline-style="none" fo:font-weight="bold" officeooo:rsid="0867b88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7" style:family="text">
      <style:text-properties fo:color="#000000" style:text-line-through-style="none" style:text-line-through-type="none" style:font-name="DejaVu Sans" fo:font-size="9pt" style:text-underline-style="none" fo:font-weight="bold" officeooo:rsid="0864ee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8" style:family="text">
      <style:text-properties fo:color="#000000" style:text-line-through-style="none" style:text-line-through-type="none" style:font-name="DejaVu Sans" fo:font-size="9pt" style:text-underline-style="none" fo:font-weight="bold" officeooo:rsid="076e43f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9" style:family="text">
      <style:text-properties fo:color="#000000" style:text-line-through-style="none" style:text-line-through-type="none" style:font-name="DejaVu Sans" fo:font-size="9pt" style:text-underline-style="none" fo:font-weight="bold" officeooo:rsid="07b6057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0" style:family="text">
      <style:text-properties fo:color="#000000" style:text-line-through-style="none" style:text-line-through-type="none" style:font-name="DejaVu Sans" fo:font-size="9pt" style:text-underline-style="none" fo:font-weight="bold" officeooo:rsid="071fb1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1" style:family="text">
      <style:text-properties fo:color="#000000" style:text-line-through-style="none" style:text-line-through-type="none" style:font-name="DejaVu Sans" fo:font-size="9pt" style:text-underline-style="none" fo:font-weight="bold" officeooo:rsid="072cbdf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2" style:family="text">
      <style:text-properties fo:color="#000000" style:text-line-through-style="none" style:text-line-through-type="none" style:font-name="DejaVu Sans" fo:font-size="9pt" style:text-underline-style="none" fo:font-weight="bold" officeooo:rsid="044f8f4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3" style:family="text">
      <style:text-properties fo:color="#000000" style:text-line-through-style="none" style:text-line-through-type="none" style:font-name="DejaVu Sans" fo:font-size="9pt" style:text-underline-style="none" fo:font-weight="bold" officeooo:rsid="045285f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4" style:family="text">
      <style:text-properties fo:color="#000000" style:text-line-through-style="none" style:text-line-through-type="none" style:font-name="DejaVu Sans" fo:font-size="9pt" style:text-underline-style="none" fo:font-weight="bold" officeooo:rsid="06df2c9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5" style:family="text">
      <style:text-properties fo:color="#000000" style:text-line-through-style="none" style:text-line-through-type="none" style:font-name="DejaVu Sans" fo:font-size="9pt" style:text-underline-style="none" fo:font-weight="bold" officeooo:rsid="06e1170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6" style:family="text">
      <style:text-properties fo:color="#00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7" style:family="text">
      <style:text-properties fo:color="#000000" style:text-line-through-style="none" style:text-line-through-type="none" style:font-name="DejaVu Sans" fo:font-size="9pt" style:text-underline-style="none" officeooo:rsid="046cb85e" style:text-blinking="false" fo:background-color="#ffffff" loext:char-shading-value="0" style:font-name-asian="Times New Roman1" style:font-size-asian="9pt" style:font-name-complex="Arial" style:font-size-complex="9pt" loext:padding="0cm" loext:border="none"/>
    </style:style>
    <style:style style:name="T298" style:family="text">
      <style:text-properties fo:color="#000000" style:text-line-through-style="none" style:text-line-through-type="none" style:font-name="DejaVu Sans" fo:font-size="9pt" style:text-underline-style="none" officeooo:rsid="077a76db" style:text-blinking="false" fo:background-color="#ffffff" loext:char-shading-value="0" style:font-name-asian="Times New Roman1" style:font-size-asian="9pt" style:font-name-complex="Arial" style:font-size-complex="9pt" loext:padding="0cm" loext:border="none"/>
    </style:style>
    <style:style style:name="T299" style:family="text">
      <style:text-properties fo:color="#000000" style:text-line-through-style="none" style:text-line-through-type="none" style:font-name="DejaVu Sans" fo:font-size="9pt" style:text-underline-style="none" officeooo:rsid="077b94c6" style:text-blinking="false" fo:background-color="#ffffff" loext:char-shading-value="0" style:font-name-asian="Times New Roman1" style:font-size-asian="9pt" style:font-name-complex="Arial" style:font-size-complex="9pt" loext:padding="0cm" loext:border="none"/>
    </style:style>
    <style:style style:name="T300" style:family="text">
      <style:text-properties fo:color="#000000" style:text-line-through-style="none" style:text-line-through-type="none" style:font-name="DejaVu Sans" fo:font-size="9pt" style:text-underline-style="none" officeooo:rsid="077c0294" style:text-blinking="false" fo:background-color="#ffffff" loext:char-shading-value="0" style:font-name-asian="Times New Roman1" style:font-size-asian="9pt" style:font-name-complex="Arial" style:font-size-complex="9pt" loext:padding="0cm" loext:border="none"/>
    </style:style>
    <style:style style:name="T301" style:family="text">
      <style:text-properties fo:color="#000000" style:text-line-through-style="none" style:text-line-through-type="none" style:font-name="DejaVu Sans" fo:font-size="9pt" style:text-underline-style="none" officeooo:rsid="07813ac5" style:text-blinking="false" fo:background-color="#ffffff" loext:char-shading-value="0" style:font-name-asian="Times New Roman1" style:font-size-asian="9pt" style:font-name-complex="Arial" style:font-size-complex="9pt" loext:padding="0cm" loext:border="none"/>
    </style:style>
    <style:style style:name="T302" style:family="text">
      <style:text-properties fo:color="#000000" style:text-line-through-style="none" style:text-line-through-type="none" style:font-name="DejaVu Sans" fo:font-size="9pt" style:text-underline-style="none" officeooo:rsid="0437f767" style:text-blinking="false" fo:background-color="#ffffff" loext:char-shading-value="0" style:font-name-asian="Times New Roman1" style:font-size-asian="9pt" style:font-name-complex="Arial" style:font-size-complex="9pt" loext:padding="0cm" loext:border="none"/>
    </style:style>
    <style:style style:name="T303"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304"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305" style:family="text">
      <style:text-properties fo:color="#000000" style:text-line-through-style="none" style:text-line-through-type="none" style:font-name="DejaVu Sans" fo:font-size="9pt" style:text-underline-style="none" officeooo:rsid="08d39d64" style:text-blinking="false" fo:background-color="#ffffff" loext:char-shading-value="0" style:font-name-asian="Times New Roman1" style:font-size-asian="9pt" style:font-name-complex="Arial" style:font-size-complex="9pt" loext:padding="0cm" loext:border="none"/>
    </style:style>
    <style:style style:name="T306" style:family="text">
      <style:text-properties fo:color="#000000" style:text-line-through-style="none" style:text-line-through-type="none" style:font-name="Courier 10 Pitch" fo:font-size="9pt" style:text-underline-style="none" fo:font-weight="normal" officeooo:rsid="074e7b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7" style:family="text">
      <style:text-properties fo:color="#000000" style:text-line-through-style="none" style:text-line-through-type="none" style:font-name="Courier 10 Pitch" fo:font-size="9pt" style:text-underline-style="none" fo:font-weight="normal" officeooo:rsid="087923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8" style:family="text">
      <style:text-properties fo:color="#000000" style:text-line-through-style="none" style:text-line-through-type="none" style:font-name="Courier 10 Pitch" fo:font-size="9pt" style:text-underline-style="none" fo:font-weight="normal" officeooo:rsid="087f95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9" style:family="text">
      <style:text-properties fo:color="#000000" style:text-line-through-style="none" style:text-line-through-type="none" style:font-name="Courier 10 Pitch" fo:font-size="9pt" style:text-underline-style="none" fo:font-weight="normal" officeooo:rsid="08da53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0" style:family="text">
      <style:text-properties fo:color="#000000" style:text-line-through-style="none" style:text-line-through-type="none" fo:font-size="9pt" style:text-underline-style="none" fo:font-weight="normal" officeooo:rsid="08bbdb35" style:text-blinking="false" fo:background-color="#ffffff" loext:char-shading-value="0" style:font-size-asian="9pt" style:font-weight-asian="normal" style:font-size-complex="9pt" style:font-weight-complex="normal" loext:padding="0cm" loext:border="none"/>
    </style:style>
    <style:style style:name="T311" style:family="text">
      <style:text-properties fo:color="#ff0000"/>
    </style:style>
    <style:style style:name="T312"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3"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4"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5"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6"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7"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8"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9"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0"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1"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2"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3"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4"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5"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6"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7"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8"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9"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0"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1"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2"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3"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4"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5"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6"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7"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8"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9"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0"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1"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2"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3"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4"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5"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6"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7"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8"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9"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0"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1"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2"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3"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4"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5"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6"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7"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8"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9"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0"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1"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2"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3"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4" style:family="text">
      <style:text-properties fo:color="#ff0000" style:text-line-through-style="none" style:text-line-through-type="none" style:font-name="DejaVu Sans" fo:font-size="9pt" style:text-underline-style="none" fo:font-weight="bold" officeooo:rsid="08be49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5" style:family="text">
      <style:text-properties fo:color="#ff0000" style:text-line-through-style="none" style:text-line-through-type="none" style:font-name="DejaVu Sans" fo:font-size="9pt" style:text-underline-style="none" fo:font-weight="bold" officeooo:rsid="0770e2c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6" style:family="text">
      <style:text-properties fo:color="#ff0000" style:text-line-through-style="none" style:text-line-through-type="none" style:font-name="DejaVu Sans" fo:font-size="9pt" style:text-underline-style="none" fo:font-weight="bold" officeooo:rsid="076b00d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7" style:family="text">
      <style:text-properties fo:color="#ff0000" style:text-line-through-style="none" style:text-line-through-type="none" style:font-name="DejaVu Sans" fo:font-size="9pt" style:text-underline-style="none" fo:font-weight="normal" officeooo:rsid="086f8b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8" style:family="text">
      <style:text-properties fo:color="#ff0000" style:text-line-through-style="none" style:text-line-through-type="none" style:font-name="DejaVu Sans" fo:font-size="9pt" style:text-underline-style="none" fo:font-weight="normal" officeooo:rsid="0872c5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9" style:family="text">
      <style:text-properties fo:color="#ff0000" style:text-line-through-style="none" style:text-line-through-type="none" style:font-name="DejaVu Sans" fo:font-size="9pt" style:text-underline-style="none" fo:font-weight="normal" officeooo:rsid="08748d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0" style:family="text">
      <style:text-properties fo:color="#ff0000" style:text-line-through-style="none" style:text-line-through-type="none" style:font-name="DejaVu Sans" fo:font-size="9pt" style:text-underline-style="none" fo:font-weight="normal" officeooo:rsid="08be49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1" style:family="text">
      <style:text-properties fo:color="#ff0000" style:text-line-through-style="none" style:text-line-through-type="none" style:font-name="DejaVu Sans" fo:font-size="9pt" style:text-underline-style="none" fo:font-weight="normal" officeooo:rsid="08bed8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2" style:family="text">
      <style:text-properties fo:color="#ff0000" style:text-line-through-style="none" style:text-line-through-type="none" style:font-name="DejaVu Sans" fo:font-size="9pt" style:text-underline-style="none" fo:font-weight="normal" officeooo:rsid="08ff21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3" style:family="text">
      <style:text-properties fo:color="#ff0000" style:text-line-through-style="none" style:text-line-through-type="none" style:font-name="DejaVu Sans" fo:font-size="9pt" style:text-underline-style="none" fo:font-weight="normal" officeooo:rsid="076b00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4" style:family="text">
      <style:text-properties fo:color="#ff0000" style:text-line-through-style="none" style:text-line-through-type="none" style:font-name="DejaVu Sans" fo:font-size="9pt" style:text-underline-style="none" fo:font-weight="normal" officeooo:rsid="086b18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5" style:family="text">
      <style:text-properties fo:font-weight="bold" style:font-weight-asian="bold" style:font-weight-complex="bold"/>
    </style:style>
    <style:style style:name="T376" style:family="text">
      <style:text-properties fo:font-weight="bold" officeooo:rsid="07039be1" style:font-weight-asian="bold" style:font-weight-complex="bold"/>
    </style:style>
    <style:style style:name="T377" style:family="text">
      <style:text-properties style:font-name="DejaVu Sans" fo:font-size="9pt" style:font-size-asian="9pt" style:font-size-complex="9pt"/>
    </style:style>
    <style:style style:name="T378"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9"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0" style:family="text">
      <style:text-properties fo:color="#9966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1"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2"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3" style:family="text">
      <style:text-properties officeooo:rsid="086975e8"/>
    </style:style>
    <style:style style:name="T384" style:family="text">
      <style:text-properties officeooo:rsid="08a24a37"/>
    </style:style>
    <style:style style:name="T385" style:family="text">
      <style:text-properties officeooo:rsid="09062002"/>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okMyShow</text:p>
      <text:p text:style-name="P2">()</text:p>
      <text:list xml:id="list2123676859263573657" text:style-name="L1">
        <text:list-item>
          <text:p text:style-name="P3"><text:span text:style-name="Source_20_Text"><text:span text:style-name="T312">What is this system and why is this used?</text:span></text:span></text:p>
          <text:p text:style-name="P4"><text:span text:style-name="Source_20_Text"><text:span text:style-name="T4">S</text:span></text:span><text:span text:style-name="Source_20_Text"><text:span text:style-name="T5">ystem provides its customers the </text:span></text:span><text:span text:style-name="Source_20_Text"><text:span text:style-name="T262">ability to purchase theatre seats online</text:span></text:span><text:span text:style-name="Source_20_Text"><text:span text:style-name="T5">. E-ticketing systems allow the customers to </text:span></text:span><text:span text:style-name="Source_20_Text"><text:span text:style-name="T262">browse</text:span></text:span><text:span text:style-name="Source_20_Text"><text:span text:style-name="T5"> through movies currently being played </text:span></text:span><text:span text:style-name="Source_20_Text"><text:span text:style-name="T262">and</text:span></text:span><text:span text:style-name="Source_20_Text"><text:span text:style-name="T5"> to </text:span></text:span><text:span text:style-name="Source_20_Text"><text:span text:style-name="T262">book</text:span></text:span><text:span text:style-name="Source_20_Text"><text:span text:style-name="T5"> seats, </text:span></text:span><text:span text:style-name="Source_20_Text"><text:span text:style-name="T262">anywhere and anytime</text:span></text:span><text:span text:style-name="Source_20_Text"><text:span text:style-name="T5">.</text:span></text:span></text:p>
        </text:list-item>
        <text:list-item>
          <text:p text:style-name="P87"><text:span text:style-name="Source_20_Text"><text:span text:style-name="T313">Goals and Requirement</text:span></text:span><text:span text:style-name="Source_20_Text"><text:span text:style-name="T314">s</text:span></text:span><text:span text:style-name="Source_20_Text"><text:span text:style-name="T313"> of the system:</text:span></text:span></text:p>
          <text:list>
            <text:list-item>
              <text:p text:style-name="P5"><text:span text:style-name="Source_20_Text"><text:span text:style-name="T314">functional requirements,</text:span></text:span></text:p>
              <text:list>
                <text:list-item>
                  <text:p text:style-name="P6"><text:span text:style-name="Source_20_Text"><text:span text:style-name="T6">Our ticket booking service should be able to </text:span></text:span><text:span text:style-name="Source_20_Text"><text:span text:style-name="T263">list down</text:span></text:span><text:span text:style-name="Source_20_Text"><text:span text:style-name="T6"> different </text:span></text:span><text:span text:style-name="Source_20_Text"><text:span text:style-name="T263">cities</text:span></text:span><text:span text:style-name="Source_20_Text"><text:span text:style-name="T6"> where its affiliate cinemas are located.</text:span></text:span></text:p>
                </text:list-item>
                <text:list-item>
                  <text:p text:style-name="P7"><text:span text:style-name="Source_20_Text"><text:span text:style-name="T7">Once the user selects the city, the service should display the </text:span></text:span><text:span text:style-name="Source_20_Text"><text:span text:style-name="T264">movies</text:span></text:span><text:span text:style-name="Source_20_Text"><text:span text:style-name="T7"> released in that particular city </text:span></text:span><text:span text:style-name="Source_20_Text"><text:span text:style-name="T8">and all the </text:span></text:span><text:span text:style-name="Source_20_Text"><text:span text:style-name="T265">cinema halls</text:span></text:span><text:span text:style-name="Source_20_Text"><text:span text:style-name="T8"> of that city (in the drop down).</text:span></text:span></text:p>
                </text:list-item>
                <text:list-item>
                  <text:p text:style-name="P106"><text:span text:style-name="Source_20_Text"><text:span text:style-name="T9">User should be able to select </text:span></text:span><text:span text:style-name="Source_20_Text"><text:span text:style-name="T10">either </text:span></text:span><text:span text:style-name="Source_20_Text"><text:span text:style-name="T9">movie first or the cinema first.</text:span></text:span></text:p>
                  <text:list>
                    <text:list-item>
                      <text:p text:style-name="P110"><text:span text:style-name="Source_20_Text"><text:span text:style-name="T60">If the user </text:span></text:span><text:span text:style-name="Source_20_Text"><text:span text:style-name="T266">selects the cinema</text:span></text:span><text:span text:style-name="Source_20_Text"><text:span text:style-name="T60"> first:</text:span></text:span></text:p>
                    </text:list-item>
                  </text:list>
                </text:list-item>
              </text:list>
            </text:list-item>
          </text:list>
        </text:list-item>
      </text:list>
      <text:list xml:id="list6003785180815520438" text:style-name="L2">
        <text:list-item>
          <text:list>
            <text:list-item>
              <text:list>
                <text:list-item>
                  <text:list>
                    <text:list-item>
                      <text:list>
                        <text:list-item>
                          <text:p text:style-name="P111"><text:span text:style-name="Source_20_Text"><text:span text:style-name="T60">then all the movie shows of that cinema with </text:span></text:span><text:span text:style-name="Source_20_Text"><text:span text:style-name="T61">their all </text:span></text:span><text:span text:style-name="Source_20_Text"><text:span text:style-name="T60">timing should be shown to the user,</text:span></text:span></text:p>
                        </text:list-item>
                      </text:list>
                    </text:list-item>
                  </text:list>
                </text:list-item>
              </text:list>
            </text:list-item>
          </text:list>
        </text:list-item>
      </text:list>
      <text:list xml:id="list25135617590902" text:continue-list="list2123676859263573657" text:style-name="L1">
        <text:list-item>
          <text:list>
            <text:list-item>
              <text:list>
                <text:list-item>
                  <text:list>
                    <text:list-item>
                      <text:p text:style-name="P110"><text:span text:style-name="Source_20_Text"><text:span text:style-name="T11">If the user </text:span></text:span><text:span text:style-name="Source_20_Text"><text:span text:style-name="T267">selects the </text:span></text:span><text:span text:style-name="Source_20_Text"><text:span text:style-name="T268">movie</text:span></text:span><text:span text:style-name="Source_20_Text"><text:span text:style-name="T11"> first:</text:span></text:span></text:p>
                    </text:list-item>
                  </text:list>
                </text:list-item>
              </text:list>
            </text:list-item>
          </text:list>
        </text:list-item>
      </text:list>
      <text:list xml:id="list8191896745389109325" text:style-name="L3">
        <text:list-item>
          <text:list>
            <text:list-item>
              <text:list>
                <text:list-item>
                  <text:list>
                    <text:list-item>
                      <text:list>
                        <text:list-item>
                          <text:p text:style-name="P112"><text:span text:style-name="Source_20_Text"><text:span text:style-name="T12">the service should display the cinemas running that movie and its available shows with time.</text:span></text:span></text:p>
                        </text:list-item>
                      </text:list>
                    </text:list-item>
                  </text:list>
                </text:list-item>
              </text:list>
            </text:list-item>
          </text:list>
        </text:list-item>
      </text:list>
      <text:list xml:id="list25135346168880" text:continue-list="list25135617590902" text:style-name="L1">
        <text:list-item>
          <text:list>
            <text:list-item>
              <text:list>
                <text:list-item>
                  <text:p text:style-name="P107"><text:span text:style-name="Source_20_Text"><text:span text:style-name="T13">Now the </text:span></text:span><text:span text:style-name="Source_20_Text"><text:span text:style-name="T14">user should be </text:span></text:span><text:span text:style-name="Source_20_Text"><text:span text:style-name="T269">able to book</text:span></text:span><text:span text:style-name="Source_20_Text"><text:span text:style-name="T14"> their tickets.</text:span></text:span></text:p>
                </text:list-item>
                <text:list-item>
                  <text:p text:style-name="P107"><text:span text:style-name="Source_20_Text"><text:span text:style-name="T15">The service should be able to show the user the </text:span></text:span><text:span text:style-name="Source_20_Text"><text:span text:style-name="T270">seating arrangement</text:span></text:span><text:span text:style-name="Source_20_Text"><text:span text:style-name="T15"> of the cinema hall. The user should be able to select multiple seats according to their preference.</text:span></text:span></text:p>
                </text:list-item>
                <text:list-item>
                  <text:p text:style-name="P108"><text:span text:style-name="Source_20_Text"><text:span text:style-name="T16">The user should be able to distinguish available seats from the booked ones. </text:span></text:span><text:span text:style-name="Source_20_Text"><text:span text:style-name="T111">There should be </text:span></text:span><text:span text:style-name="Source_20_Text"><text:span text:style-name="T271">three colors</text:span></text:span><text:span text:style-name="Source_20_Text"><text:span text:style-name="T111"> of the seats in the grid: white (unreserved), <text:s/>grey (reserved), black (booked).</text:span></text:span></text:p>
                </text:list-item>
                <text:list-item>
                  <text:p text:style-name="P109"><text:span text:style-name="Source_20_Text"><text:span text:style-name="T17">Users should be able to </text:span></text:span><text:span text:style-name="Source_20_Text"><text:span text:style-name="T272">put a hold</text:span></text:span><text:span text:style-name="Source_20_Text"><text:span text:style-name="T17"> on the seats for five minutes before they make a payment to finalize the booking. </text:span></text:span><text:span text:style-name="Source_20_Text"><text:span text:style-name="T18">(observer pattern)</text:span></text:span></text:p>
                </text:list-item>
                <text:list-item>
                  <text:p text:style-name="P113"><text:span text:style-name="T375">If the payment fails</text:span> <text:span text:style-name="T383">during that five minutes</text:span> then those seats should be shown available to that particular user and should be shown unavailable to the other users.</text:p>
                </text:list-item>
                <text:list-item>
                  <text:p text:style-name="P114">The user should be able to <text:span text:style-name="T375">wait</text:span> if there is a chance that seats might become available – e.g. when holds by other users expire. (observer pattern)</text:p>
                </text:list-item>
                <text:list-item>
                  <text:p text:style-name="P115">Waiting customers should be <text:span text:style-name="T375">serviced fairly</text:span> in a first come first serve manner.</text:p>
                </text:list-item>
              </text:list>
            </text:list-item>
            <text:list-item>
              <text:p text:style-name="P5"><text:span text:style-name="Source_20_Text"><text:span text:style-name="T314">non-functional requirements and </text:span></text:span></text:p>
              <text:list>
                <text:list-item>
                  <text:p text:style-name="P8"><text:span text:style-name="Source_20_Text"><text:span text:style-name="T19">The system would need to be </text:span></text:span><text:span text:style-name="Source_20_Text"><text:span text:style-name="T273">highly concurrent</text:span></text:span><text:span text:style-name="Source_20_Text"><text:span text:style-name="T19">. There will be multiple booking requests for the same seat at any particular point in time. The service should handle this gracefully and fairly.</text:span></text:span></text:p>
                </text:list-item>
                <text:list-item>
                  <text:p text:style-name="P8"><text:span text:style-name="Source_20_Text"><text:span text:style-name="T20">The core thing of the service is ticket booking which means </text:span></text:span><text:span text:style-name="Source_20_Text"><text:span text:style-name="T274">financial transactions</text:span></text:span><text:span text:style-name="Source_20_Text"><text:span text:style-name="T20">. This means that the system should be secure and the database </text:span></text:span><text:span text:style-name="Source_20_Text"><text:span text:style-name="T274">ACID compliant</text:span></text:span><text:span text:style-name="Source_20_Text"><text:span text:style-name="T20">.</text:span></text:span></text:p>
                </text:list-item>
              </text:list>
            </text:list-item>
            <text:list-item>
              <text:p text:style-name="P5"><text:span text:style-name="Source_20_Text"><text:span text:style-name="T314">extended requirements.</text:span></text:span></text:p>
              <text:list>
                <text:list-item>
                  <text:p text:style-name="P9"><text:span text:style-name="Source_20_Text"><text:span text:style-name="T36">The portal should send </text:span></text:span><text:span text:style-name="Source_20_Text"><text:span text:style-name="T275">real-time </text:span></text:span><text:span text:style-name="Source_20_Text"><text:span text:style-name="T276">push</text:span></text:span><text:span text:style-name="Source_20_Text"><text:span text:style-name="T275"> notifications</text:span></text:span><text:span text:style-name="Source_20_Text"><text:span text:style-name="T36"> to the user about new movie releases &amp; other stuff.</text:span></text:span></text:p>
                </text:list-item>
                <text:list-item>
                  <text:p text:style-name="P9"><text:span text:style-name="Source_20_Text"><text:span text:style-name="T36">Different types of </text:span></text:span><text:span text:style-name="Source_20_Text"><text:span text:style-name="T275">a</text:span></text:span><text:span text:style-name="Source_20_Text"><text:span text:style-name="T277">nalytics</text:span></text:span><text:span text:style-name="Source_20_Text"><text:span text:style-name="T37"> </text:span></text:span><text:span text:style-name="Source_20_Text"><text:span text:style-name="T36">should be recorded</text:span></text:span><text:span text:style-name="Source_20_Text"><text:span text:style-name="T38">.</text:span></text:span></text:p>
                </text:list-item>
              </text:list>
            </text:list-item>
          </text:list>
        </text:list-item>
        <text:list-item>
          <text:p text:style-name="P10"><text:span text:style-name="Source_20_Text"><text:span text:style-name="T361">Workflow:</text:span></text:span></text:p>
          <text:p text:style-name="P11"><text:span text:style-name="Source_20_Text"><text:span text:style-name="T83">Following would be a typical ticket booking workflow:</text:span></text:span></text:p>
          <text:list>
            <text:list-item>
              <text:p text:style-name="P12"><text:span text:style-name="Source_20_Text"><text:span text:style-name="T84">User </text:span></text:span><text:span text:style-name="Source_20_Text"><text:span text:style-name="T278">selects a show</text:span></text:span><text:span text:style-name="Source_20_Text"><text:span text:style-name="T84">.</text:span></text:span></text:p>
            </text:list-item>
            <text:list-item>
              <text:p text:style-name="P13"><text:span text:style-name="Source_20_Text"><text:span text:style-name="T373">User </text:span></text:span><text:span text:style-name="Source_20_Text"><text:span text:style-name="T366">selects </text:span></text:span><text:span text:style-name="Source_20_Text"><text:span text:style-name="T373">the </text:span></text:span><text:span text:style-name="Source_20_Text"><text:span text:style-name="T366">number of seats</text:span></text:span><text:span text:style-name="Source_20_Text"><text:span text:style-name="T373"> to be reserved.</text:span></text:span></text:p>
            </text:list-item>
            <text:list-item>
              <text:p text:style-name="P14"><text:span text:style-name="Source_20_Text"><text:span text:style-name="T279">If</text:span></text:span><text:span text:style-name="Source_20_Text"><text:span text:style-name="T85"> the required number of seats are </text:span></text:span><text:span text:style-name="Source_20_Text"><text:span text:style-name="T279">available</text:span></text:span><text:span text:style-name="Source_20_Text"><text:span text:style-name="T85">, the user is shown a map of the theater to select seats. </text:span></text:span><text:span text:style-name="Source_20_Text"><text:span text:style-name="T279">If not</text:span></text:span><text:span text:style-name="Source_20_Text"><text:span text:style-name="T85">, the user is taken to ‘step </text:span></text:span><text:span text:style-name="Source_20_Text"><text:span text:style-name="T86">v</text:span></text:span><text:span text:style-name="Source_20_Text"><text:span text:style-name="T85">’ below.</text:span></text:span></text:p>
            </text:list-item>
            <text:list-item>
              <text:p text:style-name="P15"><text:span text:style-name="Source_20_Text"><text:span text:style-name="T87">Once the user </text:span></text:span><text:span text:style-name="Source_20_Text"><text:span text:style-name="T280">selects the seat</text:span></text:span><text:span text:style-name="Source_20_Text"><text:span text:style-name="T87">, the system will try to reserve those selected seats.</text:span></text:span></text:p>
            </text:list-item>
            <text:list-item>
              <text:p text:style-name="P16"><text:span text:style-name="Source_20_Text"><text:span text:style-name="T281">If seats can’t be reserved</text:span></text:span><text:span text:style-name="Source_20_Text"><text:span text:style-name="T88">, we have following options:</text:span></text:span></text:p>
              <text:list>
                <text:list-item>
                  <text:p text:style-name="P17"><text:span text:style-name="Source_20_Text"><text:span text:style-name="T282">Show is full</text:span></text:span><text:span text:style-name="Source_20_Text"><text:span text:style-name="T90">; the user is shown the error message.</text:span></text:span></text:p>
                </text:list-item>
                <text:list-item>
                  <text:p text:style-name="P18"><text:span text:style-name="Source_20_Text"><text:span text:style-name="T91">The </text:span></text:span><text:span text:style-name="Source_20_Text"><text:span text:style-name="T365">seats user wants</text:span></text:span><text:span text:style-name="Source_20_Text"><text:span text:style-name="T91"> to reserve are no longer available, but there are other seats available, so the user is taken back to the theater map to choose different seats.</text:span></text:span></text:p>
                </text:list-item>
                <text:list-item>
                  <text:p text:style-name="P18"><text:span text:style-name="Source_20_Text"><text:span text:style-name="T91">There are no seats available to reserve, but all the </text:span></text:span><text:span text:style-name="Source_20_Text"><text:span text:style-name="T283">seats are not booked yet</text:span></text:span><text:span text:style-name="Source_20_Text"><text:span text:style-name="T91"> as there are some seats that other users are holding in reservation pool and have not booked yet. The user will be taken to a </text:span></text:span><text:span text:style-name="Source_20_Text"><text:span text:style-name="T283">waiting page</text:span></text:span><text:span text:style-name="Source_20_Text"><text:span text:style-name="T91"> where they can wait until required seats get freed from the reservation pool. This waiting could result in </text:span></text:span><text:span text:style-name="Source_20_Text"><text:span text:style-name="T283">following options</text:span></text:span><text:span text:style-name="Source_20_Text"><text:span text:style-name="T91">:</text:span></text:span></text:p>
                  <text:list>
                    <text:list-item>
                      <text:p text:style-name="P19"><text:span text:style-name="Source_20_Text"><text:span text:style-name="T92">If the required number of seats </text:span></text:span><text:span text:style-name="Source_20_Text"><text:span text:style-name="T284">become available</text:span></text:span><text:span text:style-name="Source_20_Text"><text:span text:style-name="T92">, the user is taken to the theater map page where they can choose the seats.</text:span></text:span></text:p>
                    </text:list-item>
                    <text:list-item>
                      <text:p text:style-name="P19"><text:soft-page-break/><text:span text:style-name="Source_20_Text"><text:span text:style-name="T92">While waiting if </text:span></text:span><text:span text:style-name="Source_20_Text"><text:span text:style-name="T284">all seats get booked</text:span></text:span><text:span text:style-name="Source_20_Text"><text:span text:style-name="T92">, or there are fewer seats in the reservation pool than the user intend to book, the user is shown the error message.</text:span></text:span></text:p>
                    </text:list-item>
                    <text:list-item>
                      <text:p text:style-name="P19"><text:span text:style-name="Source_20_Text"><text:span text:style-name="T284">User cancels the waiting</text:span></text:span><text:span text:style-name="Source_20_Text"><text:span text:style-name="T92"> and is taken back to the movie search page.</text:span></text:span></text:p>
                    </text:list-item>
                    <text:list-item>
                      <text:p text:style-name="P20"><text:span text:style-name="Source_20_Text"><text:span text:style-name="T93">At maximum, a </text:span></text:span><text:span text:style-name="Source_20_Text"><text:span text:style-name="T285">user can wait </text:span></text:span><text:span text:style-name="Source_20_Text"><text:span text:style-name="T286">30</text:span></text:span><text:span text:style-name="Source_20_Text"><text:span text:style-name="T287"> mins</text:span></text:span><text:span text:style-name="Source_20_Text"><text:span text:style-name="T93">, after that user’s session gets expired and the user is taken back to the movie search page.</text:span></text:span></text:p>
                    </text:list-item>
                  </text:list>
                </text:list-item>
              </text:list>
            </text:list-item>
            <text:list-item>
              <text:p text:style-name="P21"><text:span text:style-name="Source_20_Text"><text:span text:style-name="T89">If seats are reserved successfully, the user has </text:span></text:span><text:span text:style-name="Source_20_Text"><text:span text:style-name="T288">five minutes</text:span></text:span><text:span text:style-name="Source_20_Text"><text:span text:style-name="T89"> to pay for the reservation. After payment, booking is marked complete. If the user is not able to pay within five minutes, all their reserved seats are freed to become available to other users.</text:span></text:span></text:p>
            </text:list-item>
          </text:list>
        </text:list-item>
        <text:list-item>
          <text:p text:style-name="P88"><text:span text:style-name="Source_20_Text"><text:span text:style-name="T315">Nature of business:</text:span></text:span></text:p>
          <text:list>
            <text:list-item>
              <text:p text:style-name="P116"><text:span text:style-name="Source_20_Text"><text:span text:style-name="T316">some of the features </text:span></text:span><text:span text:style-name="Source_20_Text"><text:span text:style-name="T317">need to</text:span></text:span><text:span text:style-name="Source_20_Text"><text:span text:style-name="T316"> be faster than the others,</text:span></text:span></text:p>
              <text:p text:style-name="P22"><text:span text:style-name="Source_20_Text"><text:span text:style-name="T40">Read from the system will be more than writes in the system but their ratio will be around </text:span></text:span><text:span text:style-name="Source_20_Text"><text:span text:style-name="T113">10</text:span></text:span><text:span text:style-name="Source_20_Text"><text:span text:style-name="T40"> : 1. </text:span></text:span><text:span text:style-name="Source_20_Text"><text:span text:style-name="T41">On average a customer searches </text:span></text:span><text:span text:style-name="Source_20_Text"><text:span text:style-name="T114">1, </text:span></text:span><text:span text:style-name="Source_20_Text"><text:span text:style-name="T41">2 or 3 </text:span></text:span><text:span text:style-name="Source_20_Text"><text:span text:style-name="T43">movies</text:span></text:span><text:span text:style-name="Source_20_Text"><text:span text:style-name="T41"> and then </text:span></text:span><text:span text:style-name="Source_20_Text"><text:span text:style-name="T44">book a ticket</text:span></text:span><text:span text:style-name="Source_20_Text"><text:span text:style-name="T41">. </text:span></text:span><text:span text:style-name="Source_20_Text"><text:span text:style-name="T42">So reads and writes both should be fast. </text:span></text:span><text:span text:style-name="Source_20_Text"><text:span text:style-name="T116">So</text:span></text:span><text:span text:style-name="Source_20_Text"><text:span text:style-name="T115"> </text:span></text:span><text:span text:style-name="Source_20_Text"><text:span text:style-name="T289">caching</text:span></text:span><text:span text:style-name="Source_20_Text"><text:span text:style-name="T115"> should be done </text:span></text:span><text:span text:style-name="Source_20_Text"><text:span text:style-name="T289">to make the reads faster</text:span></text:span><text:span text:style-name="Source_20_Text"><text:span text:style-name="T115"> and </text:span></text:span><text:span text:style-name="Source_20_Text"><text:span text:style-name="T289">data partitioning</text:span></text:span><text:span text:style-name="Source_20_Text"><text:span text:style-name="T115"> should be done </text:span></text:span><text:span text:style-name="Source_20_Text"><text:span text:style-name="T289">to make the writes faster</text:span></text:span><text:span text:style-name="Source_20_Text"><text:span text:style-name="T115">.</text:span></text:span></text:p>
            </text:list-item>
            <text:list-item>
              <text:p text:style-name="P116"><text:span text:style-name="Source_20_Text"><text:span text:style-name="T316">some of the features </text:span></text:span><text:span text:style-name="Source_20_Text"><text:span text:style-name="T317">can</text:span></text:span><text:span text:style-name="Source_20_Text"><text:span text:style-name="T316"> be used more than the others during some specific time,</text:span></text:span></text:p>
              <text:p text:style-name="P23"><text:span text:style-name="Source_20_Text"><text:span text:style-name="T45">If any hot movie come then there will </text:span></text:span><text:span text:style-name="Source_20_Text"><text:span text:style-name="T46">be</text:span></text:span><text:span text:style-name="Source_20_Text"><text:span text:style-name="T45"> a </text:span></text:span><text:span text:style-name="Source_20_Text"><text:span text:style-name="T46">big</text:span></text:span><text:span text:style-name="Source_20_Text"><text:span text:style-name="T45"> spike in traffic. </text:span></text:span><text:span text:style-name="Source_20_Text"><text:span text:style-name="T47">But mostly all types of features will be used almost equally </text:span></text:span><text:span text:style-name="Source_20_Text"><text:span text:style-name="T117">and read and write ratio will be almost 10 : 1 only</text:span></text:span><text:span text:style-name="Source_20_Text"><text:span text:style-name="T47">.</text:span></text:span></text:p>
            </text:list-item>
            <text:list-item>
              <text:p text:style-name="P116"><text:span text:style-name="Source_20_Text"><text:span text:style-name="T316">some of the features </text:span></text:span><text:span text:style-name="Source_20_Text"><text:span text:style-name="T317">can</text:span></text:span><text:span text:style-name="Source_20_Text"><text:span text:style-name="T316"> be used more than the others </text:span></text:span><text:span text:style-name="Source_20_Text"><text:span text:style-name="T318">from</text:span></text:span><text:span text:style-name="Source_20_Text"><text:span text:style-name="T316"> some specific </text:span></text:span><text:span text:style-name="Source_20_Text"><text:span text:style-name="T318">geolocation</text:span></text:span><text:span text:style-name="Source_20_Text"><text:span text:style-name="T316">,</text:span></text:span></text:p>
              <text:p text:style-name="P5"><text:span text:style-name="Source_20_Text"><text:span text:style-name="T48">The data related to some of the movies </text:span></text:span><text:span text:style-name="Source_20_Text"><text:span text:style-name="T49">can be stored on</text:span></text:span><text:span text:style-name="Source_20_Text"><text:span text:style-name="T48"> CDNs area wise </text:span></text:span><text:span text:style-name="Source_20_Text"><text:span text:style-name="T49">which</text:span></text:span><text:span text:style-name="Source_20_Text"><text:span text:style-name="T48"> can help to improve performance </text:span></text:span><text:span text:style-name="Source_20_Text"><text:span text:style-name="T50">as only some of the movies are released world wide same time.</text:span></text:span></text:p>
            </text:list-item>
          </text:list>
        </text:list-item>
        <text:list-item>
          <text:p text:style-name="P5"><text:span text:style-name="Source_20_Text"><text:span text:style-name="T319">Type of users:</text:span></text:span></text:p>
          <text:list>
            <text:list-item>
              <text:p text:style-name="P87"><text:span text:style-name="Source_20_Text"><text:span text:style-name="T320">Public users,</text:span></text:span></text:p>
              <text:p text:style-name="P5"><text:span text:style-name="Source_20_Text"><text:span text:style-name="T51">Public users </text:span></text:span><text:span text:style-name="Source_20_Text"><text:span text:style-name="T62">will have the access to some of the apis.</text:span></text:span></text:p>
            </text:list-item>
            <text:list-item>
              <text:p text:style-name="P87"><text:span text:style-name="Source_20_Text"><text:span text:style-name="T321">Private use</text:span></text:span><text:span text:style-name="Source_20_Text"><text:span text:style-name="T320">rs,</text:span></text:span></text:p>
              <text:p text:style-name="P24"><text:span text:style-name="Source_20_Text"><text:span text:style-name="T53">Mainly the site will have private users. </text:span></text:span><text:span text:style-name="Source_20_Text"><text:span text:style-name="T290">Any unregistered user</text:span></text:span><text:span text:style-name="Source_20_Text"><text:span text:style-name="T63"> </text:span></text:span><text:span text:style-name="Source_20_Text"><text:span text:style-name="T51">can also </text:span></text:span><text:span text:style-name="Source_20_Text"><text:span text:style-name="T243">try to </text:span></text:span><text:span text:style-name="Source_20_Text"><text:span text:style-name="T51">book tickets using th</text:span></text:span><text:span text:style-name="Source_20_Text"><text:span text:style-name="T52">is site but they will need to provide email address </text:span></text:span><text:span text:style-name="Source_20_Text"><text:span text:style-name="T68">and</text:span></text:span><text:span text:style-name="Source_20_Text"><text:span text:style-name="T52"> phone number before the payment </text:span></text:span><text:span text:style-name="Source_20_Text"><text:span text:style-name="T68">(email address </text:span></text:span><text:span text:style-name="Source_20_Text"><text:span text:style-name="T259">and</text:span></text:span><text:span text:style-name="Source_20_Text"><text:span text:style-name="T68"> phone number both are required for bookmyshow, already checked)</text:span></text:span><text:span text:style-name="Source_20_Text"><text:span text:style-name="T52">. </text:span></text:span><text:span text:style-name="Source_20_Text"><text:span text:style-name="T69">I</text:span></text:span><text:span text:style-name="Source_20_Text"><text:span text:style-name="T64">n database, the user table is as follows:</text:span></text:span></text:p>
              <text:p text:style-name="P25"><text:span text:style-name="Source_20_Text"><text:span text:style-name="T64">User(userId, </text:span></text:span><text:span text:style-name="Source_20_Text"><text:span text:style-name="T66">isRegistered,</text:span></text:span><text:span text:style-name="Source_20_Text"><text:span text:style-name="T64"> name, password, email, phone): </text:span></text:span><text:span text:style-name="Source_20_Text"><text:span text:style-name="T374">use unique key constraint for the combination of email and phone.</text:span></text:span></text:p>
              <text:p text:style-name="P26"><text:span text:style-name="Source_20_Text"><text:span text:style-name="T65">But among these, userId is auto-incrementing and </text:span></text:span><text:span text:style-name="Source_20_Text"><text:span text:style-name="T67">even if the user is not registered </text:span></text:span><text:span text:style-name="Source_20_Text"><text:span text:style-name="T70">using signup process</text:span></text:span><text:span text:style-name="Source_20_Text"><text:span text:style-name="T67">, we will maintain his e</text:span></text:span><text:span text:style-name="Source_20_Text"><text:span text:style-name="T70">mail address and phoneNo</text:span></text:span><text:span text:style-name="Source_20_Text"><text:span text:style-name="T67"> in th</text:span></text:span><text:span text:style-name="Source_20_Text"><text:span text:style-name="T70">e</text:span></text:span><text:span text:style-name="Source_20_Text"><text:span text:style-name="T67"> user table. These email address or phoneNo will be used to send </text:span></text:span><text:span text:style-name="Source_20_Text"><text:span text:style-name="T291">promotional messages</text:span></text:span><text:span text:style-name="Source_20_Text"><text:span text:style-name="T67"> to the users.</text:span></text:span></text:p>
            </text:list-item>
            <text:list-item>
              <text:p text:style-name="P87"><text:span text:style-name="Source_20_Text"><text:span text:style-name="T321">Admin user,</text:span></text:span></text:p>
              <text:p text:style-name="P27"><text:span text:style-name="Source_20_Text"><text:span text:style-name="T54">The informations extracted </text:span></text:span><text:span text:style-name="Source_20_Text"><text:span text:style-name="T55">from analytics data should be provided to the admin user on the dashboard and he should be able to change the </text:span></text:span><text:span text:style-name="Source_20_Text"><text:span text:style-name="T56">settings and configuration of the site.</text:span></text:span></text:p>
            </text:list-item>
          </text:list>
        </text:list-item>
        <text:list-item>
          <text:p text:style-name="P5"><text:span text:style-name="Source_20_Text"><text:span text:style-name="T322">Some Design Considerations,</text:span></text:span></text:p>
          <text:list>
            <text:list-item>
              <text:p text:style-name="P28"><text:span text:style-name="Source_20_Text"><text:span text:style-name="T71">O</text:span></text:span><text:span text:style-name="Source_20_Text"><text:span text:style-name="T72">ur service require user </text:span></text:span><text:span text:style-name="Source_20_Text"><text:span text:style-name="T292">authentication </text:span></text:span><text:span text:style-name="Source_20_Text"><text:span text:style-name="T293">optionally</text:span></text:span><text:span text:style-name="Source_20_Text"><text:span text:style-name="T72">. </text:span></text:span><text:span text:style-name="Source_20_Text"><text:span text:style-name="T73">If the user is not providing the authentication, then he needs to fill email address and phone no. before the payment.</text:span></text:span></text:p>
            </text:list-item>
            <text:list-item>
              <text:p text:style-name="P28"><text:span text:style-name="Source_20_Text"><text:span text:style-name="T39">The system </text:span></text:span><text:span text:style-name="Source_20_Text"><text:span text:style-name="T294">will not handle partial ticket orders</text:span></text:span><text:span text:style-name="Source_20_Text"><text:span text:style-name="T39">. Either user gets all the tickets they want, or they get nothing.</text:span></text:span></text:p>
            </text:list-item>
            <text:list-item>
              <text:p text:style-name="P29"><text:span text:style-name="Source_20_Text"><text:span text:style-name="T57">To stop system abuse, we can restrict users not to book </text:span></text:span><text:span text:style-name="Source_20_Text"><text:span text:style-name="T295">more than ten seats</text:span></text:span><text:span text:style-name="Source_20_Text"><text:span text:style-name="T57">.</text:span></text:span></text:p>
            </text:list-item>
            <text:list-item>
              <text:p text:style-name="P29"><text:span text:style-name="Source_20_Text"><text:span text:style-name="T57">We can assume that traffic would </text:span></text:span><text:span text:style-name="Source_20_Text"><text:span text:style-name="T295">spike</text:span></text:span><text:span text:style-name="Source_20_Text"><text:span text:style-name="T57"> on popular/much-awaited movie releases, and the seats fill up pretty fast. The system should be scalable, highly available to cope up with the surge in traffic.</text:span></text:span></text:p>
            </text:list-item>
          </text:list>
        </text:list-item>
        <text:list-item>
          <text:p text:style-name="P87"><text:span text:style-name="Source_20_Text"><text:span text:style-name="T323">System APIs,</text:span></text:span></text:p>
          <text:list>
            <text:list-item>
              <text:p text:style-name="P87"><text:span text:style-name="Source_20_Text"><text:span text:style-name="T324">system APIs,</text:span></text:span></text:p>
              <text:p text:style-name="P5"><text:span text:style-name="Source_20_Text"><text:span text:style-name="T21">We can have SOAP or REST APIs to expose the functionality of our service. Following could be the definitions of the APIs to search movie shows and reserve seats:</text:span></text:span></text:p>
              <text:list>
                <text:list-item>
                  <text:p text:style-name="P117">SearchMovies(keyword, city, lat_long, radius, start_datetime, end_datetime, postal_code, includeSpellcheck, results_per_page, sorting_order)</text:p>
                  <text:p text:style-name="P117"/>
                  <text:p text:style-name="P30"><text:span text:style-name="Strong_20_Emphasis"><text:span text:style-name="T377">keyword (string):</text:span></text:span><text:span text:style-name="T377"> Keyword to search on.</text:span></text:p>
                  <text:p text:style-name="P30"><text:span text:style-name="Strong_20_Emphasis"><text:span text:style-name="T377">city (string):</text:span></text:span><text:span text:style-name="T377"> City to filter movies by.</text:span></text:p>
                  <text:p text:style-name="P30"><text:span text:style-name="Strong_20_Emphasis"><text:span text:style-name="T377">lat_long (string):</text:span></text:span><text:span text:style-name="T377"> Latitude and longitude to filter by.</text:span></text:p>
                  <text:p text:style-name="P30"><text:span text:style-name="Strong_20_Emphasis"><text:span text:style-name="T377">radius (number):</text:span></text:span><text:span text:style-name="T377"> Radius of the area in which we want to search for events.</text:span></text:p>
                  <text:p text:style-name="P30"><text:span text:style-name="Strong_20_Emphasis"><text:span text:style-name="T377">start_datetime (string):</text:span></text:span><text:span text:style-name="T377"> Filter movies with a starting datetime.</text:span></text:p>
                  <text:p text:style-name="P30"><text:span text:style-name="Strong_20_Emphasis"><text:span text:style-name="T377">end_datetime (string):</text:span></text:span><text:span text:style-name="T377"> Filter movies with an ending datetime.</text:span></text:p>
                  <text:p text:style-name="P30"><text:span text:style-name="Strong_20_Emphasis"><text:span text:style-name="T377">postal_code (string):</text:span></text:span><text:span text:style-name="T377"> Filter movies by postal code / zipcode.</text:span></text:p>
                  <text:p text:style-name="P30"><text:span text:style-name="Strong_20_Emphasis"><text:span text:style-name="T377">includeSpellcheck (Enum: “yes” or " no"):</text:span></text:span><text:span text:style-name="T377"> Yes, to include spell check suggestions in the response.</text:span></text:p>
                  <text:p text:style-name="P30"><text:span text:style-name="Strong_20_Emphasis"><text:span text:style-name="T377">results_per_page (number):</text:span></text:span><text:span text:style-name="T377"> How many results to return per page. Maximum is 30.</text:span></text:p>
                  <text:p text:style-name="P30"><text:soft-page-break/><text:span text:style-name="Strong_20_Emphasis"><text:span text:style-name="T377">sorting_order (string):</text:span></text:span><text:span text:style-name="T377"> Sorting order of the search result. Some allowable values : ‘name,asc’, ‘name,desc’, ‘date,asc’, ‘date,desc’, ‘distance,asc’, ‘name,date,asc’, ‘name,date,desc’, ‘date,name,asc’, ‘date,name,desc’.</text:span></text:p>
                  <text:p text:style-name="P119"/>
                </text:list-item>
                <text:list-item>
                  <text:p text:style-name="P118">ReserveSeats(session_id, movie_id, show_id, seats_to_reserve[])</text:p>
                  <text:p text:style-name="P118"/>
                  <text:p text:style-name="P122"><text:span text:style-name="Strong_20_Emphasis"><text:span text:style-name="T377">session_id (string):</text:span></text:span><text:span text:style-name="T377"> User’s session ID to track this reservation. Once the reservation time expires, user’s reservation on the server will be removed using this ID.</text:span></text:p>
                  <text:p text:style-name="P122"><text:span text:style-name="Strong_20_Emphasis"><text:span text:style-name="T377">movie_id (string):</text:span></text:span><text:span text:style-name="T377"> Movie to reserve.</text:span></text:p>
                  <text:p text:style-name="P122"><text:span text:style-name="Strong_20_Emphasis"><text:span text:style-name="T377">show_id (string):</text:span></text:span><text:span text:style-name="T377"> Show to reserve.</text:span></text:p>
                  <text:p text:style-name="P122"><text:span text:style-name="Strong_20_Emphasis"><text:span text:style-name="T377">seats_to_reserve (number):</text:span></text:span><text:span text:style-name="T377"> An array containing seat IDs to reserve.</text:span></text:p>
                  <text:p text:style-name="P121"/>
                  <text:p text:style-name="P120"><text:span text:style-name="T376">Response: </text:span>Returns the status of the reservation, which would be one of the following: 1) “Reservation Successful” 2) “Reservation Failed - Show Full,” 3) “Reservation Failed - Retry, as other users <text:span text:style-name="T385">have reserved the required</text:span> seats”.</text:p>
                  <text:p text:style-name="P120"/>
                </text:list-item>
                <text:list-item>
                  <text:p text:style-name="P120"/>
                </text:list-item>
              </text:list>
            </text:list-item>
            <text:list-item>
              <text:p text:style-name="P87"><text:span text:style-name="Source_20_Text"><text:span text:style-name="T325">Security and permissions means h</text:span></text:span><text:span text:style-name="Source_20_Text"><text:span text:style-name="T324">ow to detect and prevent abuse?</text:span></text:span></text:p>
              <text:list>
                <text:list-item>
                  <text:p text:style-name="P31"><text:span text:style-name="Source_20_Text"><text:span text:style-name="T1">We will need to have different rate limits for different apis. </text:span></text:span><text:span text:style-name="Source_20_Text"><text:span text:style-name="T2">For example, allowed </text:span></text:span><text:span text:style-name="Source_20_Text"><text:span text:style-name="T3">write API limit should be less than allowed read API limit</text:span></text:span><text:span text:style-name="Source_20_Text"><text:span text:style-name="T2">.</text:span></text:span></text:p>
                </text:list-item>
                <text:list-item>
                  <text:p text:style-name="P32"><text:span text:style-name="Source_20_Text"><text:span text:style-name="T74">API rate limits should be applied to all the public and private apis </text:span></text:span><text:span text:style-name="Source_20_Text"><text:span text:style-name="T75">accordingly</text:span></text:span><text:span text:style-name="Source_20_Text"><text:span text:style-name="T74">.</text:span></text:span></text:p>
                </text:list-item>
              </text:list>
            </text:list-item>
          </text:list>
        </text:list-item>
        <text:list-item>
          <text:p text:style-name="P33"><text:span text:style-name="Source_20_Text"><text:span text:style-name="T332">Database design,</text:span></text:span></text:p>
          <text:list>
            <text:list-item>
              <text:p text:style-name="P89"><text:span text:style-name="Source_20_Text"><text:span text:style-name="T333">Important points about </text:span></text:span><text:span text:style-name="Source_20_Text"><text:span text:style-name="T334">nature of</text:span></text:span><text:span text:style-name="Source_20_Text"><text:span text:style-name="T333"> data,</text:span></text:span></text:p>
              <text:list>
                <text:list-item>
                  <text:p text:style-name="P33"><text:span text:style-name="Source_20_Text"><text:span text:style-name="T21">Each City can have multiple Cinemas.</text:span></text:span></text:p>
                </text:list-item>
                <text:list-item>
                  <text:p text:style-name="P33"><text:span text:style-name="Source_20_Text"><text:span text:style-name="T58">Each Cinema will have multiple halls.</text:span></text:span></text:p>
                </text:list-item>
                <text:list-item>
                  <text:p text:style-name="P33"><text:span text:style-name="Source_20_Text"><text:span text:style-name="T59">Each Movie will have many Shows, and each Show will have multiple Bookings.</text:span></text:span></text:p>
                </text:list-item>
                <text:list-item>
                  <text:p text:style-name="P33"><text:span text:style-name="Source_20_Text"><text:span text:style-name="T59">A user can have multiple bookings.</text:span></text:span></text:p>
                </text:list-item>
              </text:list>
            </text:list-item>
            <text:list-item>
              <text:p text:style-name="P89"><text:span text:style-name="Source_20_Text"><text:span text:style-name="T335">B</text:span></text:span><text:span text:style-name="Source_20_Text"><text:span text:style-name="T336">asic d</text:span></text:span><text:span text:style-name="Source_20_Text"><text:span text:style-name="T337">atabase schema,</text:span></text:span></text:p>
              <text:p text:style-name="P33"><text:span text:style-name="Source_20_Text"><text:span text:style-name="T76">BookMyShow </text:span></text:span><text:span text:style-name="Source_20_Text"><text:span text:style-name="T94">Database Schema </text:span></text:span><text:span text:style-name="Source_20_Text"><text:span text:style-name="T370">(</text:span></text:span><text:span text:style-name="Source_20_Text"><text:span text:style-name="T364">A table missed there:</text:span></text:span><text:span text:style-name="Source_20_Text"><text:span text:style-name="T370"> BookingShowseatMapping (</text:span></text:span><text:span text:style-name="Source_20_Text"><text:span text:style-name="T371">bookingId, showSeatId</text:span></text:span><text:span text:style-name="Source_20_Text"><text:span text:style-name="T370">) </text:span></text:span><text:span text:style-name="Source_20_Text"><text:span text:style-name="T371">where (bookingId, showSeatId) is the primary key and bookingId and showSeatId both are foreign key</text:span></text:span><text:span text:style-name="Source_20_Text"><text:span text:style-name="T370">).</text:span></text:span></text:p>
            </text:list-item>
            <text:list-item>
              <text:p text:style-name="P89"><text:span text:style-name="Source_20_Text"><text:span text:style-name="T338">identify the relations,</text:span></text:span></text:p>
              <text:p text:style-name="P33"><text:span text:style-name="Source_20_Text"><text:span text:style-name="T77">Already covered in the schema</text:span></text:span></text:p>
            </text:list-item>
            <text:list-item>
              <text:p text:style-name="P89"><text:span text:style-name="Source_20_Text"><text:span text:style-name="T337">What type of database should we use?</text:span></text:span></text:p>
              <text:p text:style-name="P33"><text:span text:style-name="Source_20_Text"><text:span text:style-name="T78">We should use MySql for this type of relational data.</text:span></text:span></text:p>
            </text:list-item>
          </text:list>
        </text:list-item>
        <text:list-item>
          <text:p text:style-name="P89"><text:span text:style-name="Source_20_Text"><text:span text:style-name="T326">Capacity Estimation and Constraints</text:span></text:span></text:p>
          <text:p text:style-name="P87"><text:span text:style-name="Source_20_Text"><text:span text:style-name="T22">We will apply 30 : 50 : 70 capacity model for bandwidth, memory and storage.</text:span></text:span></text:p>
          <text:list>
            <text:list-item>
              <text:p text:style-name="P90"><text:span text:style-name="Source_20_Text"><text:span text:style-name="T328">Estimate of number of user</text:span></text:span><text:span text:style-name="Source_20_Text"><text:span text:style-name="T329">s</text:span></text:span><text:span text:style-name="Source_20_Text"><text:span text:style-name="T328"> and their uses,</text:span></text:span></text:p>
              <text:p text:style-name="P91"><text:span text:style-name="Source_20_Text"><text:span text:style-name="T167">Let us have following assumptions:</text:span></text:span></text:p>
              <text:list>
                <text:list-item>
                  <text:p text:style-name="P34"><text:span text:style-name="Source_20_Text"><text:span text:style-name="T21">we have </text:span></text:span><text:span text:style-name="Source_20_Text"><text:span text:style-name="T133">500</text:span></text:span><text:span text:style-name="Source_20_Text"><text:span text:style-name="T21"> cities,</text:span></text:span></text:p>
                </text:list-item>
                <text:list-item>
                  <text:p text:style-name="P34"><text:span text:style-name="Source_20_Text"><text:span text:style-name="T21">on average each city has </text:span></text:span><text:span text:style-name="Source_20_Text"><text:span text:style-name="T157">10</text:span></text:span><text:span text:style-name="Source_20_Text"><text:span text:style-name="T21"> cinemas,</text:span></text:span></text:p>
                </text:list-item>
                <text:list-item>
                  <text:p text:style-name="P35"><text:span text:style-name="Source_20_Text"><text:span text:style-name="T181">on average each cinema has 5 movies,</text:span></text:span></text:p>
                </text:list-item>
                <text:list-item>
                  <text:p text:style-name="P36"><text:span text:style-name="Source_20_Text"><text:span text:style-name="T166">on average </text:span></text:span><text:span text:style-name="Source_20_Text"><text:span text:style-name="T168">10 movies are running any time in each city,</text:span></text:span></text:p>
                </text:list-item>
                <text:list-item>
                  <text:p text:style-name="P37"><text:span text:style-name="Source_20_Text"><text:span text:style-name="T166">Also assume that</text:span></text:span><text:span text:style-name="Source_20_Text"><text:span text:style-name="T21"> there are </text:span></text:span><text:span text:style-name="Source_20_Text"><text:span text:style-name="T134">1</text:span></text:span><text:span text:style-name="Source_20_Text"><text:span text:style-name="T21">000 seats in each cinema,</text:span></text:span></text:p>
                </text:list-item>
                <text:list-item>
                  <text:p text:style-name="P37"><text:span text:style-name="Source_20_Text"><text:span text:style-name="T21">on average, there are two shows </text:span></text:span><text:span text:style-name="Source_20_Text"><text:span text:style-name="T244">for each movie</text:span></text:span><text:span text:style-name="Source_20_Text"><text:span text:style-name="T21"> every day.</text:span></text:span></text:p>
                </text:list-item>
                <text:list-item>
                  <text:p text:style-name="P38"><text:span text:style-name="Source_20_Text"><text:span text:style-name="T136">Suppose on average 80% of the seats are sold per day </text:span></text:span><text:span text:style-name="Source_20_Text"><text:span text:style-name="T137">using the site</text:span></text:span><text:span text:style-name="Source_20_Text"><text:span text:style-name="T136"> </text:span></text:span><text:span text:style-name="Source_20_Text"><text:span text:style-name="T138">and </text:span></text:span><text:span text:style-name="Source_20_Text"><text:span text:style-name="T130">on average 2 seats are booked per booking.</text:span></text:span></text:p>
                </text:list-item>
                <text:list-item>
                  <text:p text:style-name="P39"><text:span text:style-name="Source_20_Text"><text:span text:style-name="T131">So there will be around </text:span></text:span><text:span text:style-name="Source_20_Text"><text:span text:style-name="T135">2</text:span></text:span><text:span text:style-name="Source_20_Text"><text:span text:style-name="T251">0</text:span></text:span><text:span text:style-name="Source_20_Text"><text:span text:style-name="T131"> million bookings per day </text:span></text:span><text:span text:style-name="Source_20_Text"><text:span text:style-name="T132">for around </text:span></text:span><text:span text:style-name="Source_20_Text"><text:span text:style-name="T139">4</text:span></text:span><text:span text:style-name="Source_20_Text"><text:span text:style-name="T251">0</text:span></text:span><text:span text:style-name="Source_20_Text"><text:span text:style-name="T132"> million seats</text:span></text:span><text:span text:style-name="Source_20_Text"><text:span text:style-name="T131">.</text:span></text:span></text:p>
                </text:list-item>
                <text:list-item>
                  <text:p text:style-name="P39"><text:span text:style-name="Source_20_Text"><text:span text:style-name="T140">As all the users who come on the site, they don’t try to buy the ticket and all the users who try to buy the ticket won’t be able to purchase the ticket, so suppose for every successful booking, on average there are 5 write requests and 50 read requests </text:span></text:span><text:span text:style-name="Source_20_Text"><text:span text:style-name="T141">(This estimate also includes the users who don’t actually try to book the ticket or whose ticket booking gets failed)</text:span></text:span><text:span text:style-name="Source_20_Text"><text:span text:style-name="T140">.</text:span></text:span></text:p>
                </text:list-item>
              </text:list>
            </text:list-item>
            <text:list-item>
              <text:p text:style-name="P40"><text:span text:style-name="Source_20_Text"><text:span text:style-name="T327">Estimate of read and write ratio,</text:span></text:span></text:p>
              <text:p text:style-name="P41"><text:span text:style-name="Source_20_Text"><text:span text:style-name="T142">The ratio of read and write on the site is assumed 10 : 1. </text:span></text:span><text:span text:style-name="Source_20_Text"><text:span text:style-name="T143">Total reads per day will be 100 million and total writes per day will be 10 million.</text:span></text:span></text:p>
            </text:list-item>
            <text:list-item>
              <text:p text:style-name="P92"><text:span text:style-name="Source_20_Text"><text:span text:style-name="T330">Traffic estimates,</text:span></text:span></text:p>
              <text:p text:style-name="P42"><text:span text:style-name="Source_20_Text"><text:span text:style-name="T112">As </text:span></text:span><text:span text:style-name="Source_20_Text"><text:span text:style-name="T21">our service has </text:span></text:span><text:span text:style-name="Source_20_Text"><text:span text:style-name="T252">20 million bookings per day, so it will have</text:span></text:span><text:span text:style-name="Source_20_Text"><text:span text:style-name="T21"> </text:span></text:span><text:span text:style-name="Source_20_Text"><text:span text:style-name="T144">100 million reads per day and 10 million writes per day,</text:span></text:span></text:p>
              <text:p text:style-name="P42"><text:span text:style-name="Source_20_Text"><text:span text:style-name="T145">s</text:span></text:span><text:span text:style-name="Source_20_Text"><text:span text:style-name="T118">o we will have around 1</text:span></text:span><text:span text:style-name="Source_20_Text"><text:span text:style-name="T146">00 million</text:span></text:span><text:span text:style-name="Source_20_Text"><text:span text:style-name="T118"> / </text:span></text:span><text:span text:style-name="Source_20_Text"><text:span text:style-name="T146">84600</text:span></text:span><text:span text:style-name="Source_20_Text"><text:span text:style-name="T118"> = </text:span></text:span><text:span text:style-name="Source_20_Text"><text:span text:style-name="T146">~ 12</text:span></text:span><text:span text:style-name="Source_20_Text"><text:span text:style-name="T118">00 read requests per second</text:span></text:span></text:p>
              <text:p text:style-name="P42"><text:span text:style-name="Source_20_Text"><text:span text:style-name="T118">and around 10 million / </text:span></text:span><text:span text:style-name="Source_20_Text"><text:span text:style-name="T147">84600</text:span></text:span><text:span text:style-name="Source_20_Text"><text:span text:style-name="T118"> = </text:span></text:span><text:span text:style-name="Source_20_Text"><text:span text:style-name="T147">~ 120</text:span></text:span><text:span text:style-name="Source_20_Text"><text:span text:style-name="T118"> write</text:span></text:span><text:span text:style-name="Source_20_Text"><text:span text:style-name="T119"> requests per second</text:span></text:span></text:p>
            </text:list-item>
            <text:list-item>
              <text:p text:style-name="P93"><text:soft-page-break/><text:span text:style-name="Source_20_Text"><text:span text:style-name="T331">Bandwidth estimates,</text:span></text:span></text:p>
              <text:p text:style-name="P93"><text:span text:style-name="Source_20_Text"><text:span text:style-name="T120">Suppose for every read requests, we send </text:span></text:span><text:span text:style-name="Source_20_Text"><text:span text:style-name="T122">2</text:span></text:span><text:span text:style-name="Source_20_Text"><text:span text:style-name="T120">0 KB of data, so to serve </text:span></text:span><text:span text:style-name="Source_20_Text"><text:span text:style-name="T148">12</text:span></text:span><text:span text:style-name="Source_20_Text"><text:span text:style-name="T120">00 read requests per second, we need </text:span></text:span><text:span text:style-name="Source_20_Text"><text:span text:style-name="T121">(</text:span></text:span><text:span text:style-name="Source_20_Text"><text:span text:style-name="T149">12</text:span></text:span><text:span text:style-name="Source_20_Text"><text:span text:style-name="T120">00 read requests * </text:span></text:span><text:span text:style-name="Source_20_Text"><text:span text:style-name="T123">2</text:span></text:span><text:span text:style-name="Source_20_Text"><text:span text:style-name="T120">0 KB</text:span></text:span><text:span text:style-name="Source_20_Text"><text:span text:style-name="T121">)</text:span></text:span><text:span text:style-name="Source_20_Text"><text:span text:style-name="T120"> = ~ </text:span></text:span><text:span text:style-name="Source_20_Text"><text:span text:style-name="T149">24</text:span></text:span><text:span text:style-name="Source_20_Text"><text:span text:style-name="T120"> MB per second </text:span></text:span><text:span text:style-name="Source_20_Text"><text:span text:style-name="T121">bandwidth</text:span></text:span><text:span text:style-name="Source_20_Text"><text:span text:style-name="T120">.</text:span></text:span></text:p>
              <text:p text:style-name="P93"><text:span text:style-name="Source_20_Text"><text:span text:style-name="T122">And suppose for every write requests, on average we need </text:span></text:span><text:span text:style-name="Source_20_Text"><text:span text:style-name="T124">1</text:span></text:span><text:span text:style-name="Source_20_Text"><text:span text:style-name="T122">0 KB of data, so to server </text:span></text:span><text:span text:style-name="Source_20_Text"><text:span text:style-name="T149">120</text:span></text:span><text:span text:style-name="Source_20_Text"><text:span text:style-name="T122"> write requests per second, we need (</text:span></text:span><text:span text:style-name="Source_20_Text"><text:span text:style-name="T150">120</text:span></text:span><text:span text:style-name="Source_20_Text"><text:span text:style-name="T122"> write requests * </text:span></text:span><text:span text:style-name="Source_20_Text"><text:span text:style-name="T125">1</text:span></text:span><text:span text:style-name="Source_20_Text"><text:span text:style-name="T122">0 KB) = ~ </text:span></text:span><text:span text:style-name="Source_20_Text"><text:span text:style-name="T151">1.2 MB</text:span></text:span></text:p>
              <text:p text:style-name="P93"><text:span text:style-name="Source_20_Text"><text:span text:style-name="T151"/></text:span></text:p>
              <text:p text:style-name="P93"><text:span text:style-name="Source_20_Text"><text:span text:style-name="T126">So total required bandwidth will be around </text:span></text:span><text:span text:style-name="Source_20_Text"><text:span text:style-name="T152">25.2</text:span></text:span><text:span text:style-name="Source_20_Text"><text:span text:style-name="T126"> MB </text:span></text:span><text:span text:style-name="Source_20_Text"><text:span text:style-name="T127">per second.</text:span></text:span></text:p>
              <text:p text:style-name="P93"><text:span text:style-name="Source_20_Text"><text:span text:style-name="T127"/></text:span></text:p>
              <text:p text:style-name="P93"><text:span text:style-name="Source_20_Text"><text:span text:style-name="T23">Now, according to the </text:span></text:span><text:span text:style-name="Source_20_Text"><text:span text:style-name="T24">3</text:span></text:span><text:span text:style-name="Source_20_Text"><text:span text:style-name="T23">0% capacity model for </text:span></text:span><text:span text:style-name="Source_20_Text"><text:span text:style-name="T24">bandwidth</text:span></text:span><text:span text:style-name="Source_20_Text"><text:span text:style-name="T23">, the </text:span></text:span><text:span text:style-name="Source_20_Text"><text:span text:style-name="T25">required </text:span></text:span><text:span text:style-name="Source_20_Text"><text:span text:style-name="T26">bandwidth</text:span></text:span><text:span text:style-name="Source_20_Text"><text:span text:style-name="T25"> will be </text:span></text:span><text:span text:style-name="Source_20_Text"><text:span text:style-name="T153">84</text:span></text:span><text:span text:style-name="Source_20_Text"><text:span text:style-name="T128"> MB per second</text:span></text:span><text:span text:style-name="Source_20_Text"><text:span text:style-name="T27">.</text:span></text:span></text:p>
            </text:list-item>
            <text:list-item>
              <text:p text:style-name="P43"><text:span text:style-name="Source_20_Text"><text:span text:style-name="T330">Storage estimates,</text:span></text:span></text:p>
              <text:p text:style-name="P44"><text:span text:style-name="Source_20_Text"><text:span text:style-name="T154">There are four tables in which new data will be filled every day: Show, Booking, ShowSeat, Payment. </text:span></text:span><text:span text:style-name="Source_20_Text"><text:span text:style-name="T155">In these tables,</text:span></text:span></text:p>
              <text:list>
                <text:list-item>
                  <text:p text:style-name="P45"><text:span text:style-name="Source_20_Text"><text:span text:style-name="T155">Show table will have around (500 cities * 10 cinemas * </text:span></text:span><text:span text:style-name="Source_20_Text"><text:span text:style-name="T245">5 movies</text:span></text:span><text:span text:style-name="Source_20_Text"><text:span text:style-name="T155"> * 2 shows </text:span></text:span><text:span text:style-name="Source_20_Text"><text:span text:style-name="T245">of each movie</text:span></text:span><text:span text:style-name="Source_20_Text"><text:span text:style-name="T155">) = </text:span></text:span><text:span text:style-name="Source_20_Text"><text:span text:style-name="T245">5</text:span></text:span><text:span text:style-name="Source_20_Text"><text:span text:style-name="T155">0000 shows entries per day.</text:span></text:span></text:p>
                </text:list-item>
                <text:list-item>
                  <text:p text:style-name="P46"><text:span text:style-name="Source_20_Text"><text:span text:style-name="T158">There will be around 5</text:span></text:span><text:span text:style-name="Source_20_Text"><text:span text:style-name="T246">0</text:span></text:span><text:span text:style-name="Source_20_Text"><text:span text:style-name="T158"> million entries per day in the ShowSeat table.</text:span></text:span></text:p>
                </text:list-item>
                <text:list-item>
                  <text:p text:style-name="P46"><text:span text:style-name="Source_20_Text"><text:span text:style-name="T160">If 80% of all the bookings are successful then </text:span></text:span><text:span text:style-name="Source_20_Text"><text:span text:style-name="T156">there will be around 2</text:span></text:span><text:span text:style-name="Source_20_Text"><text:span text:style-name="T160">5</text:span></text:span><text:span text:style-name="Source_20_Text"><text:span text:style-name="T156"> million entries per day in the </text:span></text:span><text:span text:style-name="Source_20_Text"><text:span text:style-name="T159">B</text:span></text:span><text:span text:style-name="Source_20_Text"><text:span text:style-name="T156">ooking table.</text:span></text:span></text:p>
                </text:list-item>
                <text:list-item>
                  <text:p text:style-name="P47"><text:span text:style-name="Source_20_Text"><text:span text:style-name="T161">Similarly there will be around 2</text:span></text:span><text:span text:style-name="Source_20_Text"><text:span text:style-name="T247">0</text:span></text:span><text:span text:style-name="Source_20_Text"><text:span text:style-name="T161"> - 25 million entries per day in the Payment table.</text:span></text:span></text:p>
                </text:list-item>
              </text:list>
              <text:p text:style-name="P44"><text:span text:style-name="Source_20_Text"><text:span text:style-name="T154"/></text:span></text:p>
              <text:p text:style-name="P44"><text:span text:style-name="Source_20_Text"><text:span text:style-name="T154">So the total entries will be around 10</text:span></text:span><text:span text:style-name="Source_20_Text"><text:span text:style-name="T247">0</text:span></text:span><text:span text:style-name="Source_20_Text"><text:span text:style-name="T154"> million per day. Let us assume that each entry is of around 50 bytes.</text:span></text:span><text:span text:style-name="Source_20_Text"><text:span text:style-name="T129"> </text:span></text:span><text:span text:style-name="Source_20_Text"><text:span text:style-name="T162">So total data per day = 10</text:span></text:span><text:span text:style-name="Source_20_Text"><text:span text:style-name="T248">0</text:span></text:span><text:span text:style-name="Source_20_Text"><text:span text:style-name="T162"> million * 50 bytes = 5 GB per da</text:span></text:span><text:span text:style-name="Source_20_Text">y.</text:span></text:p>
              <text:p text:style-name="P48"><text:span text:style-name="Source_20_Text"><text:span text:style-name="T129"/></text:span></text:p>
              <text:p text:style-name="P48"><text:span text:style-name="Source_20_Text"><text:span text:style-name="T129">To store five years of this data, we would need around </text:span></text:span><text:span text:style-name="Source_20_Text"><text:span text:style-name="T163">9 </text:span></text:span><text:span text:style-name="Source_20_Text"><text:span text:style-name="T249">TB</text:span></text:span><text:span text:style-name="Source_20_Text"><text:span text:style-name="T129">.</text:span></text:span></text:p>
              <text:p text:style-name="P94"><text:span text:style-name="Source_20_Text"><text:span text:style-name="T129"/></text:span></text:p>
              <text:p text:style-name="P94"><text:span text:style-name="Source_20_Text"><text:span text:style-name="T23">Now, according to the 70% capacity model for storage, the </text:span></text:span><text:span text:style-name="Source_20_Text"><text:span text:style-name="T25">required storage will be </text:span></text:span><text:span text:style-name="Source_20_Text"><text:span text:style-name="T165">around</text:span></text:span><text:span text:style-name="Source_20_Text"><text:span text:style-name="T25"> </text:span></text:span><text:span text:style-name="Source_20_Text"><text:span text:style-name="T164">13 </text:span></text:span><text:span text:style-name="Source_20_Text"><text:span text:style-name="T250">T</text:span></text:span><text:span text:style-name="Source_20_Text"><text:span text:style-name="T164">B</text:span></text:span><text:span text:style-name="Source_20_Text"><text:span text:style-name="T27">.</text:span></text:span></text:p>
            </text:list-item>
            <text:list-item>
              <text:p text:style-name="P5"><text:span text:style-name="Source_20_Text"><text:span text:style-name="T331">Memory estimates,</text:span></text:span></text:p>
              <text:p text:style-name="P95"><text:span text:style-name="Source_20_Text"><text:span text:style-name="T169">The things which we should keep in memory </text:span></text:span><text:span text:style-name="Source_20_Text"><text:span text:style-name="T172">in proper data structures</text:span></text:span><text:span text:style-name="Source_20_Text"><text:span text:style-name="T169"> </text:span></text:span><text:span text:style-name="Source_20_Text"><text:span text:style-name="T170">are</text:span></text:span><text:span text:style-name="Source_20_Text"><text:span text:style-name="T169">:</text:span></text:span></text:p>
              <text:list>
                <text:list-item>
                  <text:p text:style-name="P96"><text:span text:style-name="Source_20_Text"><text:span text:style-name="T171">list of cities,</text:span></text:span></text:p>
                  <text:p text:style-name="P97"><text:span text:style-name="Source_20_Text"><text:span text:style-name="T177">500 </text:span></text:span><text:span text:style-name="Source_20_Text"><text:span text:style-name="T180">cities</text:span></text:span><text:span text:style-name="Source_20_Text"><text:span text:style-name="T177"> * 20 bytes = 10 KB.</text:span></text:span></text:p>
                </text:list-item>
                <text:list-item>
                  <text:p text:style-name="P98"><text:span text:style-name="Source_20_Text"><text:span text:style-name="T173">A hashmap for city as keys and list of movies as valu</text:span></text:span><text:span text:style-name="Source_20_Text"><text:span text:style-name="T178">e,</text:span></text:span></text:p>
                  <text:p text:style-name="P99"><text:span text:style-name="Source_20_Text"><text:span text:style-name="T179">500 </text:span></text:span><text:span text:style-name="Source_20_Text"><text:span text:style-name="T180">cities</text:span></text:span><text:span text:style-name="Source_20_Text"><text:span text:style-name="T179"> * 10 </text:span></text:span><text:span text:style-name="Source_20_Text"><text:span text:style-name="T180">movies</text:span></text:span><text:span text:style-name="Source_20_Text"><text:span text:style-name="T179"> * 50 bytes = 250 KB.</text:span></text:span></text:p>
                </text:list-item>
                <text:list-item>
                  <text:p text:style-name="P98"><text:span text:style-name="Source_20_Text"><text:span text:style-name="T173">a </text:span></text:span><text:span text:style-name="Source_20_Text"><text:span text:style-name="T174">hashmap for cinema as keys and movies in that cinema with their timing as values,</text:span></text:span></text:p>
                  <text:p text:style-name="P100"><text:span text:style-name="Source_20_Text"><text:span text:style-name="T180">500 cities * 10 cinemas * </text:span></text:span><text:span text:style-name="Source_20_Text"><text:span text:style-name="T182">5 movies * 100 bytes = </text:span></text:span><text:span text:style-name="Source_20_Text"><text:span text:style-name="T183">2.5 MB.</text:span></text:span></text:p>
                </text:list-item>
                <text:list-item>
                  <text:p text:style-name="P101"><text:span text:style-name="Source_20_Text"><text:span text:style-name="T175">a hashmap for city_movies (city underscore movies) as keys and cinemas of that city showing that movie with show timings as values,</text:span></text:span></text:p>
                  <text:p text:style-name="P102"><text:span text:style-name="Source_20_Text"><text:span text:style-name="T184">...</text:span></text:span></text:p>
                </text:list-item>
                <text:list-item>
                  <text:p text:style-name="P103"><text:span text:style-name="Source_20_Text"><text:span text:style-name="T176">a hashmap for showId as keys and linked list for seatGridStatus as values,</text:span></text:span></text:p>
                  <text:p text:style-name="P103"><text:span text:style-name="Source_20_Text"><text:span text:style-name="T176">...</text:span></text:span></text:p>
                </text:list-item>
              </text:list>
              <text:p text:style-name="P95"><text:span text:style-name="Source_20_Text"><text:span text:style-name="T185">This way suppose we need to have around 100 MB of data in memory as cache. </text:span></text:span><text:span text:style-name="Source_20_Text"><text:span text:style-name="T23">Now, according to th</text:span></text:span><text:span text:style-name="Source_20_Text"><text:span text:style-name="T28">e 50</text:span></text:span><text:span text:style-name="Source_20_Text"><text:span text:style-name="T23">% capacity model for </text:span></text:span><text:span text:style-name="Source_20_Text"><text:span text:style-name="T29">memory</text:span></text:span><text:span text:style-name="Source_20_Text"><text:span text:style-name="T23">, the </text:span></text:span><text:span text:style-name="Source_20_Text"><text:span text:style-name="T25">require</text:span></text:span><text:span text:style-name="Source_20_Text"><text:span text:style-name="T186">d memory size</text:span></text:span><text:span text:style-name="Source_20_Text"><text:span text:style-name="T25"> will be </text:span></text:span><text:span text:style-name="Source_20_Text"><text:span text:style-name="T186">200 MB</text:span></text:span><text:span text:style-name="Source_20_Text"><text:span text:style-name="T27">.</text:span></text:span></text:p>
            </text:list-item>
          </text:list>
        </text:list-item>
        <text:list-item>
          <text:p text:style-name="P5"><text:span text:style-name="Source_20_Text"><text:span text:style-name="T380">Algorithm,</text:span></text:span></text:p>
        </text:list-item>
        <text:list-item>
          <text:p text:style-name="P5"><text:span text:style-name="Source_20_Text"><text:span text:style-name="T339">Basic system design,</text:span></text:span></text:p>
          <text:p text:style-name="P5"><text:span text:style-name="Source_20_Text"><text:span text:style-name="T21">At a high level, our web servers will manage Users’ sessions, and application servers will handle all the ticket management, storing data in the databases and work with cache servers to process reservations.</text:span></text:span></text:p>
          <text:p text:style-name="P49"><text:span text:style-name="Source_20_Text"><text:span text:style-name="T95">BookMyShow HLD</text:span></text:span></text:p>
        </text:list-item>
        <text:list-item>
          <text:p text:style-name="P104"><text:span text:style-name="Source_20_Text"><text:span text:style-name="T340">D</text:span></text:span><text:span text:style-name="Source_20_Text"><text:span text:style-name="T362">etailed</text:span></text:span><text:span text:style-name="Source_20_Text"><text:span text:style-name="T340"> </text:span></text:span><text:span text:style-name="Source_20_Text"><text:span text:style-name="T341">Component design: </text:span></text:span><text:span text:style-name="Source_20_Text"><text:span text:style-name="T98">See </text:span></text:span><text:span text:style-name="Source_20_Text"><text:span text:style-name="T96">BookMyShow Detailed Component Design.</text:span></text:span><text:span text:style-name="Source_20_Text"><text:span text:style-name="T98">png</text:span></text:span></text:p>
          <text:p text:style-name="P50"><text:span text:style-name="Source_20_Text"><text:span text:style-name="Strong_20_Emphasis"><text:span text:style-name="T298">How would the server keep track of all the active reservation that haven’t been booked yet? And how would the server keep track of all the waiting customers?</text:span></text:span></text:span><text:span text:style-name="Source_20_Text"><text:span text:style-name="T97"><text:line-break/>We need two daemon services, one to keep track of all active reservations and to remove any expired reservation from the system, let’s call it </text:span></text:span><text:span text:style-name="Source_20_Text"><text:span text:style-name="Strong_20_Emphasis"><text:span text:style-name="T298">ActiveReservationService</text:span></text:span></text:span><text:span text:style-name="Source_20_Text"><text:span text:style-name="T97">. The other service would be keeping track of all the waiting user requests, and as soon as the required number of seats become available, it’ll notify the (the longest waiting) user to choose the seats, let’s call it </text:span></text:span><text:span text:style-name="Source_20_Text"><text:span text:style-name="Strong_20_Emphasis"><text:span text:style-name="T298">WaitingUserService</text:span></text:span></text:span><text:span text:style-name="Source_20_Text"><text:span text:style-name="T97">. </text:span></text:span><text:span text:style-name="Source_20_Text"><text:span text:style-name="T236">We can also have a non-daemon service named </text:span></text:span><text:span text:style-name="Source_20_Text"><text:span text:style-name="T261">showSeatGridService</text:span></text:span><text:span text:style-name="Source_20_Text"><text:span text:style-name="T236"> so that we won’t need to make the database query everytime whenever we need to serve the showSeatGrid in the API response.</text:span></text:span></text:p>
          <text:list>
            <text:list-item>
              <text:p text:style-name="P51"><text:span text:style-name="Source_20_Text"><text:span text:style-name="Strong_20_Emphasis"><text:span text:style-name="T301">A</text:span></text:span></text:span><text:span text:style-name="Source_20_Text"><text:span text:style-name="Strong_20_Emphasis"><text:span text:style-name="T299">ctiveReservationsService: </text:span></text:span></text:span><text:span text:style-name="Strong_20_Emphasis"><text:span text:style-name="T99">We can keep all the reservations of a ‘show’ in memory in a </text:span></text:span><text:a xlink:type="simple" xlink:href="https://docs.oracle.com/javase/7/docs/api/java/util/LinkedHashMap.html" office:target-frame-name="_blank" xlink:show="new" text:style-name="Internet_20_link" text:visited-style-name="Visited_20_Internet_20_Link"><text:span text:style-name="Strong_20_Emphasis">Linked HashMap</text:span></text:a><text:span text:style-name="Strong_20_Emphasis"><text:span text:style-name="T99"> in addition to keeping all the data in the database. We would need a Linked HashMap so that we can jump to any reservation to remove it when the booking is complete. Also, since we will have expiry time associated with each reservation, the head of the linked HashTable will always point to the oldest reservation record, so that the reservation </text:span></text:span><text:soft-page-break/><text:span text:style-name="Strong_20_Emphasis"><text:span text:style-name="T99">can be expired when the timeout is reached. </text:span></text:span><text:span text:style-name="Strong_20_Emphasis"><text:span text:style-name="T224">(In java, we can use </text:span></text:span><text:span text:style-name="Strong_20_Emphasis"><text:span text:style-name="Source_20_Text"><text:span text:style-name="T310">ScheduledExecutorService</text:span></text:span></text:span><text:span text:style-name="Strong_20_Emphasis"><text:span text:style-name="T224"> or </text:span></text:span><text:span text:style-name="Strong_20_Emphasis"><text:span text:style-name="T225">Java.Timer or </text:span></text:span><text:span text:style-name="Strong_20_Emphasis"><text:span text:style-name="T224">any similar technique to trigger the method a</text:span></text:span><text:span text:style-name="Strong_20_Emphasis"><text:span text:style-name="T226">t</text:span></text:span><text:span text:style-name="Strong_20_Emphasis"><text:span text:style-name="T224"> the timeout </text:span></text:span><text:span text:style-name="Strong_20_Emphasis"><text:span text:style-name="T226">time</text:span></text:span><text:span text:style-name="Strong_20_Emphasis"><text:span text:style-name="T224">.)</text:span></text:span></text:p>
              <text:p text:style-name="P52"><text:span text:style-name="Strong_20_Emphasis"><text:span text:style-name="T100"><text:s text:c="8"/>To store every reservation for every show, we can have a HashTable where the ‘key’ would be ‘ShowID’ and the ‘value’ would be the Linked HashMap containing ‘BookingID’ and creation ‘Timestamp’.</text:span></text:span></text:p>
              <text:p text:style-name="P53"><text:span text:style-name="Strong_20_Emphasis"><text:span text:style-name="T101"><text:s text:c="8"/>In the database, we’ll store the reservation in the ‘Booking’ table, and the expiry time will be in the Timestamp column. The ‘Status’ field will have a value of ‘Reserved (1)’ and as soon as a booking is complete, the system will update the ‘Status’ to ‘Booked (2)’ and remove the reservation record from the Linked HashMap of the relevant show. When the reservation is expired, we can either remove it from the Booking table or mark it ‘Expired (3)’ in addition to removing it from memory.</text:span></text:span></text:p>
              <text:p text:style-name="P53"><text:span text:style-name="Strong_20_Emphasis"><text:span text:style-name="T101"><text:s text:c="8"/>ActiveReservationsService will also work with the external financial service to process user payments. Whenever a booking is completed, or a reservation gets expired, WaitingUsersService will get a signal, so that any waiting customer can be served.</text:span></text:span></text:p>
            </text:list-item>
            <text:list-item>
              <text:p text:style-name="P54"><text:span text:style-name="Source_20_Text"><text:span text:style-name="Strong_20_Emphasis"><text:span text:style-name="T300">WaitingUsersService: </text:span></text:span></text:span><text:span text:style-name="Strong_20_Emphasis"><text:span text:style-name="T102">Just like ActiveReservationsService, we can keep all the waiting users of a show in memory in a Linked HashMap. We need a Linked HashMap so that we can jump to any user to remove them from the HashMap when the user cancels their request. Also, since we are serving in a first-come-first-serve manner, the head of the Linked HashMap would always be pointing to the longest waiting user, so that whenever seats become available, we can serve users in a fair manner.</text:span></text:span></text:p>
              <text:p text:style-name="P55"><text:span text:style-name="Strong_20_Emphasis"><text:span text:style-name="T103"><text:s text:c="8"/>We will have a HashTable to store all the waiting users for every Show. The ‘key’ would be 'ShowID, and the ‘value’ would be a Linked HashMap containing ‘UserIDs’, their wait-start-time </text:span></text:span><text:span text:style-name="Strong_20_Emphasis"><text:span text:style-name="T242">and number of seats required</text:span></text:span><text:span text:style-name="Strong_20_Emphasis"><text:span text:style-name="T103">.</text:span></text:span></text:p>
              <text:p text:style-name="P56"><text:span text:style-name="Strong_20_Emphasis"><text:span text:style-name="T104"><text:s text:c="8"/>Clients can use </text:span></text:span><text:a xlink:type="simple" xlink:href="https://en.wikipedia.org/wiki/Push_technology#Long_polling" office:target-frame-name="_blank" xlink:show="new" text:style-name="Internet_20_link" text:visited-style-name="Visited_20_Internet_20_Link"><text:span text:style-name="Strong_20_Emphasis">Long Polling</text:span></text:a><text:span text:style-name="Strong_20_Emphasis"><text:span text:style-name="T104"> for keeping themselve updated for their reservation status. Whenever seats become available, the server can use this request to notify the user.</text:span></text:span></text:p>
            </text:list-item>
            <text:list-item>
              <text:p text:style-name="P56"><text:span text:style-name="Source_20_Text"><text:span text:style-name="T97">We </text:span></text:span><text:span text:style-name="Source_20_Text"><text:span text:style-name="T228">can also have a </text:span></text:span><text:span text:style-name="Source_20_Text"><text:span text:style-name="T237">non-daemon </text:span></text:span><text:span text:style-name="Source_20_Text"><text:span text:style-name="T228">service </text:span></text:span><text:span text:style-name="Source_20_Text"><text:span text:style-name="T237">named </text:span></text:span><text:span text:style-name="Source_20_Text"><text:span text:style-name="T260">showSeatGridService</text:span></text:span><text:span text:style-name="Source_20_Text"><text:span text:style-name="T97"> </text:span></text:span><text:span text:style-name="Source_20_Text"><text:span text:style-name="T228">which will return the current status of the </text:span></text:span><text:span text:style-name="Source_20_Text"><text:span text:style-name="T229">showSeatGrid and which will also have the result of the service cached in the memory in some data structure like 2D-array </text:span></text:span><text:span text:style-name="Source_20_Text"><text:span text:style-name="T231">(and not in some cache like redis because there if we need to update the status of one seat then we need to flush the whole data of the grid because in cache like redis, we store the data as key value where key will be the showId and the value will be the grid)</text:span></text:span><text:span text:style-name="Source_20_Text"><text:span text:style-name="T229">. If the status of the showSeatGrid is not changed then we will response the grid into the API from the cache. If the status of any seat of the show is changed, in that case also, we won’t invalidate the grid entirely but we will update the status of seat in </text:span></text:span><text:span text:style-name="Source_20_Text"><text:span text:style-name="T230">our database first and then into our 2D-array data structure in the memory </text:span></text:span><text:span text:style-name="Source_20_Text"><text:span text:style-name="T234">(we need to update DB first because if our DB crashes we will know about this before updating our 2D-array datastructure </text:span></text:span><text:span text:style-name="Source_20_Text"><text:span text:style-name="T235">and we could avoid inconsistencies</text:span></text:span><text:span text:style-name="Source_20_Text"><text:span text:style-name="T234">)</text:span></text:span><text:span text:style-name="Source_20_Text"><text:span text:style-name="T230">. </text:span></text:span><text:span text:style-name="Source_20_Text"><text:span text:style-name="T232">Here in this case, if the status of single seat will change, then we won’t need to load the entire grid into a new 2D-array datastructure every time </text:span></text:span><text:span text:style-name="Source_20_Text"><text:span text:style-name="T233">and the query of change of status in database will also be simple.</text:span></text:span></text:p>
            </text:list-item>
          </text:list>
        </text:list-item>
        <text:list-item>
          <text:p text:style-name="P57"><text:span text:style-name="Source_20_Text"><text:span text:style-name="T342">Concurrency,</text:span></text:span></text:p>
          <text:list>
            <text:list-item>
              <text:p text:style-name="P87"><text:span text:style-name="Source_20_Text"><text:span text:style-name="T342">How to handle concurrency issues,</text:span></text:span></text:p>
              <text:p text:style-name="P5"><text:span text:style-name="Source_20_Text"><text:span text:style-name="T80">We need to handle the concurrency issues such that no two users are able to book the same seat. We can use transactions in SQL databases to avoid any clashes. For example, if we are using SQL server we can utilize </text:span></text:span><text:a xlink:type="simple" xlink:href="https://docs.microsoft.com/en-us/sql/odbc/reference/develop-app/transaction-isolation-levels" office:target-frame-name="_blank" xlink:show="new" text:style-name="Internet_20_link" text:visited-style-name="Visited_20_Internet_20_Link"><text:span text:style-name="Source_20_Text">Transaction Isolation Levels</text:span></text:a><text:span text:style-name="Source_20_Text"><text:span text:style-name="T80"> to lock the rows before we can update them. Here is the sample code:</text:span></text:span></text:p>
              <text:p text:style-name="P58"><text:span text:style-name="Source_20_Text"><text:span text:style-name="T81"/></text:span></text:p>
              <text:p text:style-name="P58"><text:span text:style-name="Source_20_Text"><text:span text:style-name="T306">SET TRANSACTION ISOLATION LEVEL SERIALIZABLE;</text:span></text:span></text:p>
              <text:p text:style-name="P58"><text:span text:style-name="Source_20_Text"><text:span text:style-name="T306">BEGIN TRANSACTION;</text:span></text:span></text:p>
              <text:p text:style-name="P58"><text:span text:style-name="Source_20_Text"><text:span text:style-name="T306"><text:s text:c="4"/>-- Suppose we intend to reserve three seats (IDs: 54, 55, 56) for ShowID=99 </text:span></text:span></text:p>
              <text:p text:style-name="P58"><text:span text:style-name="Source_20_Text"><text:span text:style-name="T306"><text:s text:c="4"/>Select * From Show_Seat where ShowID=99 &amp;&amp; ShowSeatID in (54, 55, 56) &amp;&amp; Status=0 -- free </text:span></text:span></text:p>
              <text:p text:style-name="P58"><text:span text:style-name="Source_20_Text"><text:span text:style-name="T306"><text:s text:c="4"/>-- if the number of rows returned by the above statement is three, we can update to </text:span></text:span></text:p>
              <text:p text:style-name="P58"><text:span text:style-name="Source_20_Text"><text:span text:style-name="T306"><text:s text:c="4"/>-- return success otherwise return failure to the user.</text:span></text:span></text:p>
              <text:p text:style-name="P58"><text:span text:style-name="Source_20_Text"><text:span text:style-name="T306"><text:s text:c="4"/>update Show_Seat ...</text:span></text:span></text:p>
              <text:p text:style-name="P58"><text:span text:style-name="Source_20_Text"><text:span text:style-name="T306"><text:s text:c="4"/>update Booking ...</text:span></text:span></text:p>
              <text:p text:style-name="P58"><text:span text:style-name="Source_20_Text"><text:span text:style-name="T306">COMMIT TRANSACTION;</text:span></text:span></text:p>
              <text:p text:style-name="P58"><text:span text:style-name="Source_20_Text"><text:span text:style-name="T306"/></text:span></text:p>
              <text:p text:style-name="P5"><text:span text:style-name="Source_20_Text"><text:span text:style-name="T80">‘Serializable’ is the highest isolation level and guarantees safety from </text:span></text:span><text:a xlink:type="simple" xlink:href="https://en.wikipedia.org/wiki/Isolation_(database_systems)#Dirty_reads" office:target-frame-name="_blank" xlink:show="new" text:style-name="Internet_20_link" text:visited-style-name="Visited_20_Internet_20_Link"><text:span text:style-name="Source_20_Text">Dirty</text:span></text:a><text:span text:style-name="Source_20_Text"><text:span text:style-name="T80">, </text:span></text:span><text:a xlink:type="simple" xlink:href="https://en.wikipedia.org/wiki/Isolation_(database_systems)#Non-repeatable_reads" office:target-frame-name="_blank" xlink:show="new" text:style-name="Internet_20_link" text:visited-style-name="Visited_20_Internet_20_Link"><text:span text:style-name="Source_20_Text">Nonrepeatable</text:span></text:a><text:span text:style-name="Source_20_Text"><text:span text:style-name="T80"> and </text:span></text:span><text:a xlink:type="simple" xlink:href="https://en.wikipedia.org/wiki/Isolation_(database_systems)#Phantom_reads" office:target-frame-name="_blank" xlink:show="new" text:style-name="Internet_20_link" text:visited-style-name="Visited_20_Internet_20_Link"><text:span text:style-name="Source_20_Text">Phantoms</text:span></text:a><text:span text:style-name="Source_20_Text"><text:span text:style-name="T80"> reads. One thing to note here, within a transaction if we read rows we get a write lock on them so that they can’t be updated by anyone else.</text:span></text:span></text:p>
              <text:p text:style-name="P5"><text:span text:style-name="Source_20_Text"><text:span text:style-name="T80">Once the above database transaction is successful, we can start tracking the reservation in ActiveReservationService.</text:span></text:span></text:p>
            </text:list-item>
          </text:list>
        </text:list-item>
        <text:list-item>
          <text:p text:style-name="P87"><text:span text:style-name="Source_20_Text"><text:span text:style-name="T343">Data Partitioning,</text:span></text:span></text:p>
          <text:list>
            <text:list-item>
              <text:p text:style-name="P5"><text:span text:style-name="Source_20_Text"><text:span text:style-name="T378">Vertical or feature based partitioning,</text:span></text:span></text:p>
            </text:list-item>
            <text:list-item>
              <text:p text:style-name="P5"><text:soft-page-break/><text:span text:style-name="Source_20_Text"><text:span text:style-name="T379">Range based partitioning,</text:span></text:span></text:p>
            </text:list-item>
            <text:list-item>
              <text:p text:style-name="P5"><text:span text:style-name="Source_20_Text"><text:span text:style-name="T344">Hash based partitioning,</text:span></text:span></text:p>
              <text:p text:style-name="P59"><text:span text:style-name="Source_20_Text"><text:span text:style-name="T367">Even if we have relational data, this data set could be so large which can’t be handled by one RDBMS server </text:span></text:span><text:span text:style-name="Source_20_Text"><text:span text:style-name="T368">howsoever powerful it may be</text:span></text:span><text:span text:style-name="Source_20_Text"><text:span text:style-name="T367">. </text:span></text:span><text:span text:style-name="Source_20_Text"><text:span text:style-name="T369">Its not only the data which resides on the server which can cause the problem but also (and more importantly) the number of hits per second which can’t be handled by one server. Then we won’t have any choice but to shard the relational data. How to shard the relational data can be well understood by the pinterest example. Now the question arises for the pinterest example that if after sharding the relational data, we can’t use indexing, join, foreign key, </text:span></text:span><text:span text:style-name="Source_20_Text"><text:span text:style-name="T372">etc.</text:span></text:span><text:span text:style-name="Source_20_Text"><text:span text:style-name="T369"> then what is the benefit of using MySQL with sharded data? The thing is, its not important to use MySQL with the sharded relational data. Its of no use at the top level. But for each shard, if you think that MySQL can help, then we can use the same. Otherwise we can also use some other database like Mongo for the individual shards.</text:span></text:span></text:p>
              <text:p text:style-name="P59"><text:span text:style-name="Source_20_Text"><text:span text:style-name="T21"><text:s text:c="8"/>If we partition by ‘MovieID’ then all the Shows of a movie will be on a single server. For a very hot movie, this could cause a lot of load on that server. A better approach would be to partition based on </text:span></text:span><text:span text:style-name="Source_20_Text"><text:span text:style-name="T296">ShowID</text:span></text:span><text:span text:style-name="Source_20_Text"><text:span text:style-name="T21">, this way the load gets distributed among different servers.</text:span></text:span></text:p>
            </text:list-item>
          </text:list>
        </text:list-item>
        <text:list-item>
          <text:p text:style-name="P105"><text:span text:style-name="Source_20_Text"><text:span text:style-name="T363">Service Component</text:span></text:span><text:span text:style-name="Source_20_Text"><text:span text:style-name="T343"> Partitioning,</text:span></text:span></text:p>
          <text:list>
            <text:list-item>
              <text:p text:style-name="P60"><text:span text:style-name="Source_20_Text"><text:span text:style-name="T378">Vertical or feature based partitioning,</text:span></text:span></text:p>
            </text:list-item>
            <text:list-item>
              <text:p text:style-name="P61"><text:span text:style-name="Source_20_Text"><text:span text:style-name="T379">Range based partitioning,</text:span></text:span></text:p>
            </text:list-item>
            <text:list-item>
              <text:p text:style-name="P61"><text:span text:style-name="Source_20_Text"><text:span text:style-name="T344">Hash based partitioning,</text:span></text:span></text:p>
              <text:p text:style-name="P62"><text:span text:style-name="Strong_20_Emphasis"><text:span text:style-name="T302">ActiveReservationService and WaitingUserService partitioning:</text:span></text:span><text:span text:style-name="Source_20_Text"><text:span text:style-name="T21"> Our web servers will manage all the active users’ sessions and handle all the communication with the users. We can use Consistent Hashing for ActiveReservationService, WaitingUserService </text:span></text:span><text:span text:style-name="Source_20_Text"><text:span text:style-name="T238">and showSeatGridService</text:span></text:span><text:span text:style-name="Source_20_Text"><text:span text:style-name="T21"> based upon the ‘ShowID’. This way, all reservations, waiting users </text:span></text:span><text:span text:style-name="Source_20_Text"><text:span text:style-name="T239">and showSeatGrid</text:span></text:span><text:span text:style-name="Source_20_Text"><text:span text:style-name="T21"> of a particular show will be handled by </text:span></text:span><text:span text:style-name="Source_20_Text"><text:span text:style-name="T253">particular server</text:span></text:span><text:span text:style-name="Source_20_Text"><text:span text:style-name="T254">s</text:span></text:span><text:span text:style-name="Source_20_Text"><text:span text:style-name="T21">.</text:span></text:span></text:p>
              <text:p text:style-name="P62"><text:span text:style-name="Source_20_Text"><text:span text:style-name="T21"><text:s text:c="8"/>Let’s assume for load balancing our </text:span></text:span><text:a xlink:type="simple" xlink:href="https://www.educative.io/collection/page/5668639101419520/5649050225344512/5709068098338816" office:target-frame-name="_blank" xlink:show="new" text:style-name="Internet_20_link" text:visited-style-name="Visited_20_Internet_20_Link"><text:span text:style-name="Source_20_Text">Consistent Hashing</text:span></text:a><text:span text:style-name="Source_20_Text"><text:span text:style-name="T21"> allocates three servers for any Show </text:span></text:span><text:span text:style-name="Source_20_Text"><text:span text:style-name="T106">(one master, two slaves, as we do in twitter):</text:span></text:span></text:p>
              <text:list>
                <text:list-item>
                  <text:p text:style-name="P63"><text:span text:style-name="Source_20_Text"><text:span text:style-name="T21">so whenever a reservation is expired, the server holding that reservation will do following things:</text:span></text:span></text:p>
                  <text:list>
                    <text:list-item>
                      <text:p text:style-name="P64"><text:span text:style-name="Source_20_Text"><text:span text:style-name="T105">Update database to remove the Booking (or mark it expired) and update the seats’ Status in ‘Show_Seats’ table.</text:span></text:span></text:p>
                    </text:list-item>
                    <text:list-item>
                      <text:p text:style-name="P65"><text:span text:style-name="Source_20_Text"><text:span text:style-name="T107">Remove the reservation from the Linked HashMap.</text:span></text:span></text:p>
                    </text:list-item>
                    <text:list-item>
                      <text:p text:style-name="P65"><text:span text:style-name="Source_20_Text"><text:span text:style-name="T107">Notify the user that their reservation has expired.</text:span></text:span></text:p>
                    </text:list-item>
                    <text:list-item>
                      <text:p text:style-name="P64"><text:span text:style-name="Source_20_Text"><text:span text:style-name="T107">Broadcast a message to WaitingUserService server that </text:span></text:span><text:span text:style-name="Source_20_Text"><text:span text:style-name="T255">is</text:span></text:span><text:span text:style-name="Source_20_Text"><text:span text:style-name="T107"> holding waiting users of that Show to figure out the longest waiting user. Consistent Hashing scheme will tell wh</text:span></text:span><text:span text:style-name="Source_20_Text"><text:span text:style-name="T256">ich</text:span></text:span><text:span text:style-name="Source_20_Text"><text:span text:style-name="T107"> server </text:span></text:span><text:span text:style-name="Source_20_Text"><text:span text:style-name="T256">is</text:span></text:span><text:span text:style-name="Source_20_Text"><text:span text:style-name="T107"> holding these users.</text:span></text:span></text:p>
                    </text:list-item>
                  </text:list>
                </text:list-item>
                <text:list-item>
                  <text:p text:style-name="P66"><text:span text:style-name="Source_20_Text"><text:span text:style-name="T108">Whenever a reservation is successful, following things will happen:</text:span></text:span></text:p>
                  <text:list>
                    <text:list-item>
                      <text:p text:style-name="P67"><text:span text:style-name="Source_20_Text"><text:span text:style-name="T109">The server holding that reservation sends a message to </text:span></text:span><text:span text:style-name="Source_20_Text"><text:span text:style-name="T257">the</text:span></text:span><text:span text:style-name="Source_20_Text"><text:span text:style-name="T109"> server holding waiting users of that Show so that </text:span></text:span><text:span text:style-name="Source_20_Text"><text:span text:style-name="T257">it</text:span></text:span><text:span text:style-name="Source_20_Text"><text:span text:style-name="T109"> can expire all those waiting users that need more seats than the available seats.</text:span></text:span></text:p>
                    </text:list-item>
                    <text:list-item>
                      <text:p text:style-name="P67"><text:span text:style-name="Source_20_Text"><text:span text:style-name="T110">Upon receiving above message, </text:span></text:span><text:span text:style-name="Source_20_Text"><text:span text:style-name="T258">the</text:span></text:span><text:span text:style-name="Source_20_Text"><text:span text:style-name="T110"> server holding the waiting users will query the database to find how many free seats are available now.</text:span></text:span></text:p>
                    </text:list-item>
                    <text:list-item>
                      <text:p text:style-name="P67"><text:span text:style-name="Source_20_Text"><text:span text:style-name="T110">Expire all waiting users who want to reserve more seats than the available seats. For this, WaitingUserService has to iterate through the Linked HashMap of all the waiting users.</text:span></text:span></text:p>
                    </text:list-item>
                  </text:list>
                </text:list-item>
                <text:list-item>
                  <text:p text:style-name="P68"><text:span text:style-name="Source_20_Text"><text:span text:style-name="T240">Case of </text:span></text:span><text:span text:style-name="Source_20_Text"><text:span text:style-name="T108">ShowSeatGridService </text:span></text:span><text:span text:style-name="Source_20_Text"><text:span text:style-name="T240">will be simple.</text:span></text:span></text:p>
                </text:list-item>
              </text:list>
            </text:list-item>
          </text:list>
        </text:list-item>
        <text:list-item>
          <text:p text:style-name="P68"><text:span text:style-name="Source_20_Text"><text:span text:style-name="T345">Data replication,</text:span></text:span></text:p>
          <text:p text:style-name="P5"><text:span text:style-name="Source_20_Text"><text:span text:style-name="T79">We’ll have a master-slave setup </text:span></text:span><text:span text:style-name="Source_20_Text"><text:span text:style-name="T187">(or master-master setup as suggested in pinterest)</text:span></text:span><text:span text:style-name="Source_20_Text"><text:span text:style-name="T79"> for databases to make them fault tolerant.</text:span></text:span></text:p>
        </text:list-item>
        <text:list-item>
          <text:p text:style-name="P5"><text:span text:style-name="Source_20_Text"><text:span text:style-name="T346">Data archiving,</text:span></text:span></text:p>
          <text:p text:style-name="P5"><text:span text:style-name="Source_20_Text"><text:span text:style-name="T188">We can use some background job to archive the data on some low configuration machine regularly. It may be once in a week or so.</text:span></text:span></text:p>
        </text:list-item>
        <text:list-item>
          <text:p text:style-name="P87"><text:span text:style-name="Source_20_Text"><text:span text:style-name="T347">Cache,</text:span></text:span></text:p>
          <text:list>
            <text:list-item>
              <text:p text:style-name="P87"><text:span text:style-name="Source_20_Text"><text:span text:style-name="T348">How much cache should we use?</text:span></text:span></text:p>
              <text:p text:style-name="P69"><text:span text:style-name="Source_20_Text"><text:span text:style-name="T191">Here we can use Redis cache </text:span></text:span><text:span text:style-name="Source_20_Text"><text:span text:style-name="T192">to store the data of some of the tables </text:span></text:span><text:span text:style-name="Source_20_Text"><text:span text:style-name="T193">like </text:span></text:span><text:span text:style-name="Source_20_Text"><text:span text:style-name="T194">U</text:span></text:span><text:span text:style-name="Source_20_Text"><text:span text:style-name="T193">ser table,</text:span></text:span><text:span text:style-name="Source_20_Text"><text:span text:style-name="T194"> Cinema table, City table, Cinema Hall table, </text:span></text:span><text:span text:style-name="Source_20_Text"><text:span text:style-name="T195">Cinema seat table </text:span></text:span><text:span text:style-name="Source_20_Text"><text:span text:style-name="T198">and Movie table</text:span></text:span><text:span text:style-name="Source_20_Text"><text:span text:style-name="T195">. </text:span></text:span><text:span text:style-name="Source_20_Text"><text:span text:style-name="T196">Some other data is already cached in </text:span></text:span><text:span text:style-name="Source_20_Text"><text:span text:style-name="T197">ActiveReservationsService and WaitingUsersService.</text:span></text:span></text:p>
            </text:list-item>
            <text:list-item>
              <text:p text:style-name="P5"><text:span text:style-name="Source_20_Text"><text:span text:style-name="T349">Which cache eviction policy would best fit our needs?</text:span></text:span></text:p>
              <text:p text:style-name="P70"><text:span text:style-name="Source_20_Text"><text:span text:style-name="T190">LRU</text:span></text:span></text:p>
            </text:list-item>
            <text:list-item>
              <text:p text:style-name="P87"><text:span text:style-name="Source_20_Text"><text:span text:style-name="T350">How can each cache replica be updated?</text:span></text:span></text:p>
              <text:p text:style-name="P71"><text:span text:style-name="Source_20_Text"><text:span text:style-name="T21">Whenever there is a cache miss, our servers would be hitting a backend database. Whenever this happens, we can update the cache and pass the new entry to all the cache replicas. Each </text:span></text:span><text:soft-page-break/><text:span text:style-name="Source_20_Text"><text:span text:style-name="T21">replica can update their cache by adding the new entry. If a replica already has that entry, it can simply ignore it.</text:span></text:span></text:p>
            </text:list-item>
          </text:list>
        </text:list-item>
        <text:list-item>
          <text:p text:style-name="P72"><text:span text:style-name="Source_20_Text"><text:span text:style-name="T360">Fault Tolerance</text:span></text:span></text:p>
          <text:p text:style-name="P73"><text:span text:style-name="Source_20_Text"><text:span text:style-name="Strong_20_Emphasis"><text:span text:style-name="T297">What happens when ActiveReservationsService or WaitingUsersService crashes?</text:span></text:span></text:span><text:span text:style-name="Source_20_Text"><text:span text:style-name="T82"><text:line-break/> <text:s text:c="7"/>Whenever ActiveReservationsService crashes, we can read all the active reservations from the ‘Booking’ table. Remember that we keep the ‘Status’ column as ‘Reserved (1)’ until a reservation gets booked. Another option is to have master-slave configuration so that when master crashes slave can take over.</text:span></text:span></text:p>
          <text:p text:style-name="P74"><text:span text:style-name="Source_20_Text"><text:span text:style-name="T82"><text:s text:c="8"/>Since we are not storing the waiting users in the database, so when WaitingUsersService crashes, we don’t have any means to recover that data unless we have a master-slave setup.</text:span></text:span></text:p>
          <text:p text:style-name="P74"><text:span text:style-name="Source_20_Text"><text:span text:style-name="T189">We can also store the data of waitingUserService in any table in database so that it can be reloaded at the time of crash. Following could be the signature of the table:</text:span></text:span></text:p>
          <text:list>
            <text:list-header>
              <text:p text:style-name="P75"><text:span text:style-name="Source_20_Text"><text:span text:style-name="T307">waitingUser(userId, waitStartTime, </text:span></text:span><text:span text:style-name="Source_20_Text"><text:span text:style-name="T309">number_of_seats_required</text:span></text:span><text:span text:style-name="Source_20_Text"><text:span text:style-name="T307">) </text:span></text:span><text:span text:style-name="Source_20_Text"><text:span text:style-name="T308">where userId is the foreign key.</text:span></text:span></text:p>
            </text:list-header>
          </text:list>
          <text:p text:style-name="P76"><text:span text:style-name="Source_20_Text"><text:span text:style-name="T227">But storing this data in some database table is not that important because it is not some financial or transactional data so if both master and slave crash at the same time, eventhough we will only loss the information that who was waiting in the queue to book the ticket so storing this data in database table can be ignored as well.</text:span></text:span></text:p>
          <text:p text:style-name="P77"><text:span text:style-name="Strong_20_Emphasis"><text:span text:style-name="T297">What happens when </text:span></text:span><text:span text:style-name="Strong_20_Emphasis"><text:span text:style-name="T305">showSeatGridService</text:span></text:span><text:span text:style-name="Strong_20_Emphasis"><text:span text:style-name="T297"> crashes?</text:span></text:span><text:span text:style-name="Source_20_Text"><text:span text:style-name="T82"><text:line-break/> <text:s text:c="7"/>When </text:span></text:span><text:span text:style-name="Source_20_Text"><text:span text:style-name="T241">showSeatGridService crashes, it can easily be reloaded from the database.</text:span></text:span></text:p>
        </text:list-item>
        <text:list-item>
          <text:p text:style-name="P76"><text:span text:style-name="Source_20_Text"><text:span text:style-name="T351">Where to add load balancers?</text:span></text:span></text:p>
          <text:p text:style-name="P78"><text:span text:style-name="Source_20_Text"><text:span text:style-name="T21">We can add a Load balancing layer at three places in our system:</text:span></text:span></text:p>
          <text:list>
            <text:list-item>
              <text:p text:style-name="P78"><text:span text:style-name="Source_20_Text"><text:span text:style-name="T21">Between Clients and </text:span></text:span><text:span text:style-name="Source_20_Text"><text:span text:style-name="T215">web servers,</text:span></text:span></text:p>
            </text:list-item>
            <text:list-item>
              <text:p text:style-name="P78"><text:span text:style-name="Source_20_Text"><text:span text:style-name="T21">Between Application Servers and database servers</text:span></text:span></text:p>
            </text:list-item>
            <text:list-item>
              <text:p text:style-name="P78"><text:span text:style-name="Source_20_Text"><text:span text:style-name="T21">Between Application Servers and Cache servers</text:span></text:span></text:p>
            </text:list-item>
          </text:list>
        </text:list-item>
        <text:list-item>
          <text:p text:style-name="P78"><text:span text:style-name="Source_20_Text"><text:span text:style-name="T352">Purging or DB cleanup,</text:span></text:span></text:p>
          <text:p text:style-name="P79"><text:span text:style-name="Source_20_Text"><text:span text:style-name="T199">Here most of these data is linked with financial transactions as well, so in my views we should not purge the data here. </text:span></text:span><text:span text:style-name="Source_20_Text"><text:span text:style-name="T200">We can archive the data to some low configuration servers.</text:span></text:span></text:p>
        </text:list-item>
        <text:list-item>
          <text:p text:style-name="P79"><text:span text:style-name="Source_20_Text"><text:span text:style-name="T381">Data deduplication,</text:span></text:span></text:p>
        </text:list-item>
        <text:list-item>
          <text:p text:style-name="P5"><text:span text:style-name="Source_20_Text"><text:span text:style-name="T353">Optimizations on the client to improve user experience,</text:span></text:span></text:p>
          <text:list>
            <text:list-item>
              <text:p text:style-name="P80"><text:span text:style-name="Source_20_Text"><text:span text:style-name="T211">browser cache,</text:span></text:span></text:p>
              <text:p text:style-name="P80"><text:span text:style-name="Source_20_Text"><text:span text:style-name="T212">(</text:span></text:span><text:span text:style-name="Source_20_Text"><text:span text:style-name="T213">l</text:span></text:span><text:span text:style-name="Source_20_Text"><text:span text:style-name="T211">everaging the browser cache is crucial for assets that are rarely changing</text:span></text:span><text:span text:style-name="Source_20_Text"><text:span text:style-name="T212">),</text:span></text:span></text:p>
            </text:list-item>
            <text:list-item>
              <text:p text:style-name="P81"><text:span text:style-name="Source_20_Text"><text:span text:style-name="T207">try to reduce the number of http requests,</text:span></text:span></text:p>
            </text:list-item>
            <text:list-item>
              <text:p text:style-name="P82"><text:span text:style-name="Source_20_Text"><text:span text:style-name="T208">minify javascript and css,</text:span></text:span></text:p>
              <text:p text:style-name="P82"><text:span text:style-name="Source_20_Text"><text:span text:style-name="T209">(</text:span></text:span><text:span text:style-name="Source_20_Text"><text:span text:style-name="T214">m</text:span></text:span><text:span text:style-name="Source_20_Text"><text:span text:style-name="T209">inification of resources means </text:span></text:span><text:span text:style-name="Source_20_Text"><text:span text:style-name="Strong_20_Emphasis"><text:span text:style-name="T304">removing unnecessary characters</text:span></text:span></text:span><text:span text:style-name="Source_20_Text"><text:span text:style-name="T209"> from your HTML, JavaScript, and CSS that are not required to load, such as: </text:span></text:span>White space characters, New line characters, Comments, Block delimiters, <text:span text:style-name="T384">etc</text:span><text:span text:style-name="Source_20_Text"><text:span text:style-name="T209">)</text:span></text:span><text:span text:style-name="Source_20_Text"><text:span text:style-name="T208">,</text:span></text:span></text:p>
            </text:list-item>
            <text:list-item>
              <text:p text:style-name="P83"><text:span text:style-name="Source_20_Text"><text:span text:style-name="T210">avoid 301 redirects,</text:span></text:span></text:p>
              <text:p text:style-name="P84"><text:span text:style-name="Source_20_Text"><text:span text:style-name="T210">(Redirects are performance killers. Avoid them whenever possible.),</text:span></text:span></text:p>
            </text:list-item>
          </text:list>
        </text:list-item>
        <text:list-item>
          <text:p text:style-name="P5"><text:span text:style-name="Source_20_Text"><text:span text:style-name="T354">User Personalization,</text:span></text:span></text:p>
          <text:list>
            <text:list-item>
              <text:p text:style-name="P85"><text:span text:style-name="Source_20_Text"><text:span text:style-name="T206">We can use the location of the user for showing him the suggestion of movies in his area.</text:span></text:span></text:p>
            </text:list-item>
            <text:list-item>
              <text:p text:style-name="P85"><text:span text:style-name="Source_20_Text"><text:span text:style-name="T206">We can use the location of the user to sort the results being shown to him. We can show him the cinema halls on the basis of distance from him as well.</text:span></text:span></text:p>
            </text:list-item>
          </text:list>
        </text:list-item>
        <text:list-item>
          <text:p text:style-name="P85"><text:span text:style-name="Source_20_Text"><text:span text:style-name="T382">Advanced Issues,</text:span></text:span></text:p>
        </text:list-item>
        <text:list-item>
          <text:p text:style-name="P5"><text:span text:style-name="Source_20_Text"><text:span text:style-name="T355">Analytics,</text:span></text:span></text:p>
          <text:list>
            <text:list-item>
              <text:p text:style-name="P87"><text:span text:style-name="Source_20_Text"><text:span text:style-name="T356">What type of analytics should be tracked </text:span></text:span><text:span text:style-name="Source_20_Text"><text:span text:style-name="T357">and how that analytics will be used to extract informations</text:span></text:span><text:span text:style-name="Source_20_Text"><text:span text:style-name="T356">?</text:span></text:span></text:p>
              <text:list>
                <text:list-item>
                  <text:p text:style-name="P86"><text:span text:style-name="Source_20_Text"><text:span text:style-name="T21">Some statistics worth tracking: c</text:span></text:span><text:span text:style-name="Source_20_Text"><text:span text:style-name="T217">ity</text:span></text:span><text:span text:style-name="Source_20_Text"><text:span text:style-name="T21"> of the visitor, date and time of access, </text:span></text:span><text:span text:style-name="Source_20_Text"><text:span text:style-name="T216">zonre of the movie, </text:span></text:span><text:span text:style-name="Source_20_Text"><text:span text:style-name="T219">redirecting </text:span></text:span><text:span text:style-name="Source_20_Text"><text:span text:style-name="T21">web page </text:span></text:span><text:span text:style-name="Source_20_Text"><text:span text:style-name="T219">(if the person was redirected from some other web page)</text:span></text:span><text:span text:style-name="Source_20_Text"><text:span text:style-name="T21">. </text:span></text:span><text:span text:style-name="Source_20_Text"><text:span text:style-name="T202">These analytics data will be used to understand the trends and the behaviour of the </text:span></text:span><text:span text:style-name="Source_20_Text"><text:span text:style-name="T218">user and the</text:span></text:span><text:span text:style-name="Source_20_Text"><text:span text:style-name="T202"> </text:span></text:span><text:span text:style-name="Source_20_Text"><text:span text:style-name="T203">population</text:span></text:span><text:span text:style-name="Source_20_Text"><text:span text:style-name="T202">.</text:span></text:span></text:p>
                </text:list-item>
                <text:list-item>
                  <text:p text:style-name="P123"><text:span text:style-name="Source_20_Text"><text:span text:style-name="T220">If</text:span></text:span><text:span text:style-name="Source_20_Text"><text:span text:style-name="T204"> realtime analytics are not a requirement, we could simply </text:span></text:span><text:span text:style-name="Strong_20_Emphasis"><text:span text:style-name="T303">MapReduce</text:span></text:span><text:span text:style-name="Source_20_Text"><text:span text:style-name="T204"> the </text:span></text:span><text:span text:style-name="Strong_20_Emphasis"><text:span text:style-name="T303">Web Server</text:span></text:span><text:span text:style-name="Source_20_Text"><text:span text:style-name="T204"> logs to </text:span></text:span><text:span text:style-name="Source_20_Text"><text:span text:style-name="T220">get different types of analysis</text:span></text:span><text:span text:style-name="Source_20_Text"><text:span text:style-name="T204">.</text:span></text:span></text:p>
                </text:list-item>
                <text:list-item>
                  <text:p text:style-name="P123"><text:span text:style-name="Source_20_Text"><text:span text:style-name="T221">As we are storing redirecting web page as well, it can give us better idea about targetting advertisement platforms.</text:span></text:span></text:p>
                </text:list-item>
                <text:list-item>
                  <text:p text:style-name="P123"><text:span text:style-name="Source_20_Text"><text:span text:style-name="T222">L</text:span></text:span><text:span text:style-name="Source_20_Text"><text:span text:style-name="T205">ogs can be analysed to understand the trends and popularity of </text:span></text:span><text:span text:style-name="Source_20_Text"><text:span text:style-name="T222">the type of movie</text:span></text:span><text:span text:style-name="Source_20_Text"><text:span text:style-name="T205">, behaviour and likes and dislikes of the people, etc geographical region wise, age group wise, rural-urban wise and so on.</text:span></text:span></text:p>
                  <text:p text:style-name="P123"><text:span text:style-name="Source_20_Text"><text:span text:style-name="T201">We can also know about number of hits from areas and we can take decision to increase or decrease number of CDNs in that area.</text:span></text:span></text:p>
                </text:list-item>
              </text:list>
            </text:list-item>
          </text:list>
        </text:list-item>
        <text:list-item>
          <text:p text:style-name="P5"><text:soft-page-break/><text:span text:style-name="Source_20_Text"><text:span text:style-name="T358">Monitoring:</text:span></text:span><text:span text:style-name="Source_20_Text"><text:span text:style-name="T30">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87"><text:span text:style-name="Source_20_Text"><text:span text:style-name="T31">No. of hits per day,</text:span></text:span></text:p>
            </text:list-item>
            <text:list-item>
              <text:p text:style-name="P87"><text:span text:style-name="Source_20_Text"><text:span text:style-name="T31">No. of hits per second and what is the daily peak?</text:span></text:span></text:p>
            </text:list-item>
            <text:list-item>
              <text:p text:style-name="P87"><text:span text:style-name="Source_20_Text"><text:span text:style-name="T32">Amount of data coming in and going out per day </text:span></text:span><text:span text:style-name="Source_20_Text"><text:span text:style-name="T223">and what is the weekly or monthly peak?</text:span></text:span></text:p>
            </text:list-item>
            <text:list-item>
              <text:p text:style-name="P87"><text:span text:style-name="Source_20_Text"><text:span text:style-name="T32">Amount of data coming in and going out per second and what is the daily peak?</text:span></text:span></text:p>
            </text:list-item>
            <text:list-item>
              <text:p text:style-name="P87"><text:span text:style-name="Source_20_Text"><text:span text:style-name="T33">Average latency seen by the user,</text:span></text:span></text:p>
            </text:list-item>
          </text:list>
          <text:p text:style-name="P87"><text:span text:style-name="Source_20_Text"><text:span text:style-name="T34"/></text:span></text:p>
          <text:p text:style-name="P87"><text:span text:style-name="Source_20_Text"><text:span text:style-name="T34"><text:s text:c="8"/>By monitoring these counters, we will realize if we need more replication or load balancing or caching, etc.</text:span></text:span></text:p>
          <text:p text:style-name="P87"><text:span text:style-name="Source_20_Text"><text:span text:style-name="T35"><text:s text:c="8"/>Continue benchmarking and monitoring your system to address bottlenecks as they come up. Scaling is an iterative process.</text:span></text:span></text:p>
        </text:list-item>
        <text:list-item>
          <text:p text:style-name="P87"><text:span text:style-name="Source_20_Text"><text:span text:style-name="T359">Follow up questions:</text:span></text:span></text:p>
          <text:p text:style-name="P87"><text:span text:style-name="Source_20_Text"><text:span text:style-name="T3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8-17T02:51:29.508625461</dc:date>
    <meta:editing-duration>P30DT15H5M</meta:editing-duration>
    <meta:editing-cycles>2092</meta:editing-cycles>
    <meta:document-statistic meta:table-count="0" meta:image-count="0" meta:object-count="0" meta:page-count="8" meta:paragraph-count="248" meta:word-count="4762" meta:character-count="27429" meta:non-whitespace-character-count="22941"/>
  </office:meta>
</office:document-meta>
</file>